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1576510" officeooo:paragraph-rsid="01576510"/>
    </style:style>
    <style:style style:name="P2" style:family="paragraph" style:parent-style-name="Standard">
      <style:paragraph-properties fo:margin-top="0in" fo:margin-bottom="0in" loext:contextual-spacing="false" fo:line-height="100%"/>
      <style:text-properties officeooo:paragraph-rsid="00514c77"/>
    </style:style>
    <style:style style:name="P3" style:family="paragraph" style:parent-style-name="Standard">
      <style:paragraph-properties fo:margin-top="0in" fo:margin-bottom="0in" loext:contextual-spacing="false"/>
      <style:text-properties fo:color="#000000" style:font-name="Droid Sans Mono" fo:font-size="10.5pt" fo:font-weight="normal" officeooo:paragraph-rsid="00514c77" fo:background-color="#fffffe"/>
    </style:style>
    <style:style style:name="P4" style:family="paragraph" style:parent-style-name="Heading_20_2">
      <style:paragraph-properties fo:margin-top="0in" fo:margin-bottom="0in" loext:contextual-spacing="false" fo:line-height="100%"/>
      <style:text-properties officeooo:paragraph-rsid="00514c77"/>
    </style:style>
    <style:style style:name="P5" style:family="paragraph" style:parent-style-name="Heading_20_2">
      <style:paragraph-properties fo:margin-top="0in" fo:margin-bottom="0in" loext:contextual-spacing="false" fo:line-height="100%"/>
      <style:text-properties officeooo:paragraph-rsid="0052fca7"/>
    </style:style>
    <style:style style:name="P6" style:family="paragraph" style:parent-style-name="Heading_20_2">
      <style:paragraph-properties fo:margin-top="0in" fo:margin-bottom="0in" loext:contextual-spacing="false" fo:line-height="100%"/>
      <style:text-properties fo:color="#000000" fo:font-weight="bold" officeooo:paragraph-rsid="0052fca7" style:font-weight-asian="bold" style:font-weight-complex="bold"/>
    </style:style>
    <style:style style:name="P7" style:family="paragraph" style:parent-style-name="Heading_20_2">
      <style:paragraph-properties fo:margin-top="0in" fo:margin-bottom="0in" loext:contextual-spacing="false" fo:line-height="100%"/>
      <style:text-properties fo:font-weight="bold" officeooo:rsid="026d0dd6" officeooo:paragraph-rsid="026d0dd6" style:font-weight-asian="bold" style:font-weight-complex="bold"/>
    </style:style>
    <style:style style:name="P8" style:family="paragraph" style:parent-style-name="Text_20_body">
      <style:paragraph-properties fo:margin-top="0in" fo:margin-bottom="0in" loext:contextual-spacing="false"/>
    </style:style>
    <style:style style:name="P9" style:family="paragraph" style:parent-style-name="Text_20_body">
      <style:paragraph-properties fo:margin-top="0in" fo:margin-bottom="0in" loext:contextual-spacing="false" fo:line-height="100%"/>
      <style:text-properties fo:color="#000000" fo:font-weight="bold" officeooo:paragraph-rsid="0052fca7" style:font-weight-asian="bold" style:font-weight-complex="bold"/>
    </style:style>
    <style:style style:name="P10" style:family="paragraph" style:parent-style-name="Text_20_body">
      <style:paragraph-properties fo:margin-top="0in" fo:margin-bottom="0in" loext:contextual-spacing="false" fo:line-height="100%"/>
      <style:text-properties officeooo:paragraph-rsid="0052fca7"/>
    </style:style>
    <style:style style:name="P11" style:family="paragraph" style:parent-style-name="Text_20_body">
      <style:paragraph-properties fo:margin-top="0in" fo:margin-bottom="0in" loext:contextual-spacing="false"/>
      <style:text-properties officeooo:paragraph-rsid="00514c77"/>
    </style:style>
    <style:style style:name="P12" style:family="paragraph" style:parent-style-name="Preformatted_20_Text">
      <style:paragraph-properties fo:margin-top="0in" fo:margin-bottom="0in" loext:contextual-spacing="false"/>
      <style:text-properties officeooo:paragraph-rsid="00514c77"/>
    </style:style>
    <style:style style:name="P13" style:family="paragraph" style:parent-style-name="Heading_20_2">
      <style:text-properties officeooo:paragraph-rsid="00514c77"/>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Standard">
      <style:paragraph-properties style:line-height-at-least="0.198in"/>
      <style:text-properties fo:color="#000000" style:font-name="Droid Sans Mono" fo:font-size="10.5pt" fo:font-weight="normal" fo:background-color="#fffffe"/>
    </style:style>
    <style:style style:name="P16" style:family="paragraph" style:parent-style-name="Standard">
      <style:paragraph-properties style:line-height-at-least="0.198in"/>
      <style:text-properties fo:color="#008000" style:font-name="Droid Sans Mono" fo:font-size="10.5pt" fo:font-weight="normal" fo:background-color="#fffffe"/>
    </style:style>
    <style:style style:name="P17" style:family="paragraph" style:parent-style-name="Text_20_body">
      <style:text-properties officeooo:paragraph-rsid="00514c77"/>
    </style:style>
    <style:style style:name="P18" style:family="paragraph" style:parent-style-name="Standard">
      <style:paragraph-properties fo:margin-top="0in" fo:margin-bottom="0in" loext:contextual-spacing="false" fo:line-height="100%"/>
      <style:text-properties fo:color="#000000" style:font-name="Droid Sans Mono" fo:font-size="10.5pt" fo:font-weight="normal" officeooo:paragraph-rsid="0052fca7" fo:background-color="#fffffe" style:font-weight-asian="bold" style:font-weight-complex="bold"/>
    </style:style>
    <style:style style:name="P19" style:family="paragraph" style:parent-style-name="Standard">
      <style:paragraph-properties fo:margin-top="0in" fo:margin-bottom="0in" loext:contextual-spacing="false" fo:line-height="100%"/>
      <style:text-properties fo:color="#008000" style:font-name="Droid Sans Mono" fo:font-size="10.5pt" fo:font-weight="normal" officeooo:paragraph-rsid="0052fca7" fo:background-color="#fffffe" style:font-weight-asian="bold" style:font-weight-complex="bold"/>
    </style:style>
    <style:style style:name="P20" style:family="paragraph" style:parent-style-name="Standard">
      <style:paragraph-properties style:line-height-at-least="0.198in"/>
      <style:text-properties fo:color="#000000" style:font-name="Droid Sans Mono" fo:font-size="10.5pt" fo:font-weight="normal" fo:background-color="#fffffe"/>
    </style:style>
    <style:style style:name="P21" style:family="paragraph" style:parent-style-name="Standard">
      <style:paragraph-properties style:line-height-at-least="0.198in"/>
      <style:text-properties fo:color="#000000" style:font-name="Droid Sans Mono" fo:font-size="10.5pt" fo:font-weight="normal" fo:background-color="#fff200"/>
    </style:style>
    <style:style style:name="P22" style:family="paragraph" style:parent-style-name="Standard">
      <style:paragraph-properties style:line-height-at-least="0.198in"/>
      <style:text-properties fo:color="#008000" style:font-name="Droid Sans Mono" fo:font-size="10.5pt" fo:font-weight="normal" fo:background-color="#fffffe"/>
    </style:style>
    <style:style style:name="P23" style:family="paragraph" style:parent-style-name="Text_20_body" style:list-style-name="L1"/>
    <style:style style:name="P24" style:family="paragraph" style:parent-style-name="Text_20_body">
      <style:paragraph-properties fo:margin-top="0in" fo:margin-bottom="0in" loext:contextual-spacing="false"/>
    </style:style>
    <style:style style:name="P25" style:family="paragraph" style:parent-style-name="Text_20_body" style:list-style-name="L1">
      <style:paragraph-properties fo:margin-top="0in" fo:margin-bottom="0in" loext:contextual-spacing="false"/>
      <style:text-properties fo:color="#ce181e"/>
    </style:style>
    <style:style style:name="P26" style:family="paragraph" style:parent-style-name="Text_20_body">
      <style:paragraph-properties fo:margin-top="0in" fo:margin-bottom="0in" loext:contextual-spacing="false" fo:line-height="100%"/>
      <style:text-properties fo:color="#ce181e" fo:font-weight="normal" officeooo:paragraph-rsid="0052fca7" style:font-weight-asian="normal" style:font-weight-complex="normal"/>
    </style:style>
    <style:style style:name="P27" style:family="paragraph" style:parent-style-name="Text_20_body">
      <style:paragraph-properties fo:margin-top="0in" fo:margin-bottom="0in" loext:contextual-spacing="false"/>
      <style:text-properties officeooo:paragraph-rsid="00514c77"/>
    </style:style>
    <style:style style:name="P28" style:family="paragraph" style:parent-style-name="Text_20_body">
      <style:paragraph-properties fo:margin-top="0in" fo:margin-bottom="0in" loext:contextual-spacing="false" fo:line-height="100%"/>
      <style:text-properties fo:color="#000000" fo:font-weight="bold" officeooo:paragraph-rsid="0052fca7" style:font-weight-asian="bold" style:font-weight-complex="bold"/>
    </style:style>
    <style:style style:name="P29" style:family="paragraph" style:parent-style-name="Text_20_body">
      <style:paragraph-properties fo:margin-top="0in" fo:margin-bottom="0in" loext:contextual-spacing="false" fo:line-height="100%"/>
      <style:text-properties fo:color="#000000" fo:font-weight="normal" officeooo:paragraph-rsid="0052fca7" style:font-weight-asian="normal" style:font-weight-complex="normal"/>
    </style:style>
    <style:style style:name="P30" style:family="paragraph" style:parent-style-name="Quotations">
      <style:paragraph-properties fo:margin-top="0in" fo:margin-bottom="0in" loext:contextual-spacing="false"/>
    </style:style>
    <style:style style:name="P31" style:family="paragraph" style:parent-style-name="Quotations">
      <style:paragraph-properties fo:margin-top="0in" fo:margin-bottom="0in" loext:contextual-spacing="false"/>
      <style:text-properties officeooo:paragraph-rsid="00514c77"/>
    </style:style>
    <style:style style:name="P32" style:family="paragraph" style:parent-style-name="Quotations">
      <style:text-properties fo:color="#ce181e"/>
    </style:style>
    <style:style style:name="T1" style:family="text">
      <style:text-properties style:font-name="Arial" officeooo:rsid="00514c77"/>
    </style:style>
    <style:style style:name="T2" style:family="text">
      <style:text-properties fo:background-color="#fff200" loext:char-shading-value="0"/>
    </style:style>
    <style:style style:name="T3" style:family="text">
      <style:text-properties fo:background-color="#fff200" loext:char-shading-value="0"/>
    </style:style>
    <style:style style:name="T4" style:family="text">
      <style:text-properties fo:font-style="italic"/>
    </style:style>
    <style:style style:name="T5" style:family="text">
      <style:text-properties fo:color="#ce181e"/>
    </style:style>
    <style:style style:name="T6" style:family="text">
      <style:text-properties fo:color="#ce181e" fo:background-color="#fff200" loext:char-shading-value="0"/>
    </style:style>
    <style:style style:name="T7" style:family="text">
      <style:text-properties fo:color="#060606"/>
    </style:style>
    <style:style style:name="T8" style:family="text">
      <style:text-properties officeooo:rsid="02727093"/>
    </style:style>
    <style:style style:name="T9" style:family="text">
      <style:text-properties fo:color="#0000ff"/>
    </style:style>
    <style:style style:name="T10" style:family="text">
      <style:text-properties fo:color="#0000ff" fo:background-color="#fff200" loext:char-shading-value="0"/>
    </style:style>
    <style:style style:name="T11" style:family="text">
      <style:text-properties fo:color="#0000ff" fo:background-color="#fff200" loext:char-shading-value="0"/>
    </style:style>
    <style:style style:name="T12" style:family="text">
      <style:text-properties fo:color="#09885a"/>
    </style:style>
    <style:style style:name="T13" style:family="text">
      <style:text-properties fo:color="#a31515"/>
    </style:style>
    <style:style style:name="T14" style:family="text">
      <style:text-properties fo:color="#a31515" fo:background-color="#fff200" loext:char-shading-value="0"/>
    </style:style>
    <style:style style:name="T15" style:family="text">
      <style:text-properties fo:color="#a31515" fo:background-color="#fff200" loext:char-shading-value="0"/>
    </style:style>
    <style:style style:name="T16" style:family="text">
      <style:text-properties fo:color="#008000"/>
    </style:style>
    <style:style style:name="T17" style:family="text">
      <style:text-properties fo:color="#008000" fo:background-color="#fff200"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bookmark-start text:name="__RefHeading___Toc693_3759177833"/><text:span text:style-name="Source_20_Text"><text:span text:style-name="T1">Introduction to the ES6 Challenges</text:span></text:span><text:bookmark-end text:name="__RefHeading___Toc693_3759177833"/></text:h>
      <text:p text:style-name="Text_20_body">ECMAScript is a standardized version of JavaScript with the goal of unifying the language's specifications and features. As all major browsers and JavaScript-runtimes follow this specification, the term <text:span text:style-name="T4">ECMAScript</text:span> is interchangeable with the term <text:span text:style-name="T4">JavaScript</text:span>.<text:line-break/><text:line-break/>Most of the challenges on freeCodeCamp use the ECMAScript 5 (ES5) specification of the language, finalized in 2009. But JavaScript is an evolving programming language. As features are added and revisions are made, new versions of the language are released for use by developers.<text:line-break/><text:line-break/>The most recent standardized version is called ECMAScript 6 (ES6), released in 2015. This new version of the language adds some powerful features that will be covered in this section of challenges, including:</text:p>
      <text:list xml:id="list585539454" text:style-name="L1">
        <text:list-item>
          <text:p text:style-name="P25">Arrow functions</text:p>
        </text:list-item>
        <text:list-item>
          <text:p text:style-name="P25">Classes</text:p>
        </text:list-item>
        <text:list-item>
          <text:p text:style-name="P25">Modules</text:p>
        </text:list-item>
        <text:list-item>
          <text:p text:style-name="P25">Promises</text:p>
        </text:list-item>
        <text:list-item>
          <text:p text:style-name="P25">Generators</text:p>
        </text:list-item>
        <text:list-item>
          <text:p text:style-name="P23"><text:span text:style-name="Source_20_Text"><text:span text:style-name="T5">let</text:span></text:span><text:span text:style-name="T5"> and </text:span><text:span text:style-name="Source_20_Text"><text:span text:style-name="T5">const</text:span></text:span></text:p>
        </text:list-item>
      </text:list>
      <text:p text:style-name="Text_20_body"><text:line-break/><text:line-break/><text:span text:style-name="Strong_20_Emphasis">Note</text:span><text:line-break/>Not all browsers support ES6 features. If you use ES6 in your own projects, you may need to use a program (transpiler) to convert your ES6 code into ES5 until browsers support ES6.</text:p>
      <text:p text:style-name="Text_20_body"/>
      <text:h text:style-name="P7" text:outline-level="2"><text:bookmark-start text:name="__RefHeading___Toc20487_3351813033"/>Summary<text:bookmark-end text:name="__RefHeading___Toc20487_3351813033"/></text:h>
      <text:p text:style-name="Text_20_body">So unlike <text:span text:style-name="Source_20_Text">var</text:span>, <text:span text:style-name="T7">when using </text:span><text:span text:style-name="Source_20_Text"><text:span text:style-name="T5">let</text:span></text:span><text:span text:style-name="T5">, a variable with the same name can only be declared once</text:span>.</text:p>
      <text:p text:style-name="Text_20_body">Note the <text:span text:style-name="Source_20_Text">"use strict"</text:span>. This enables Strict Mode, which catches common coding mistakes and "unsafe" actions. For instance:</text:p>
      <text:p text:style-name="Quotations"><text:span text:style-name="T5">"use strict";</text:span><text:line-break/>x = 3.14; // throws an error because x is not declared</text:p>
      <text:p text:style-name="Text_20_body">When you declare a variable with the <text:span text:style-name="Source_20_Text"><text:span text:style-name="T5">var</text:span></text:span> keyword, it is declared <text:span text:style-name="T3">globally, or locally if declared inside a function</text:span>. The <text:span text:style-name="Source_20_Text">let</text:span> keyword behaves similarly, but with some extra features. When you declare a variable with the <text:span text:style-name="Source_20_Text"><text:span text:style-name="T5">let</text:span></text:span><text:span text:style-name="T5"> </text:span>keyword <text:span text:style-name="T3">inside a block, statement, or expression, its scope is limited to that block, statement, or expression.</text:span></text:p>
      <text:p text:style-name="Text_20_body"/>
      <text:p text:style-name="Text_20_body"><text:soft-page-break/><text:span text:style-name="Source_20_Text"><text:span text:style-name="T5">const</text:span></text:span> variables are <text:span text:style-name="T2">read-only</text:span>. A common practice when naming constants is to use <text:span text:style-name="T2">all uppercase</text:span> letters, with words separated by an <text:span text:style-name="T2">underscore</text:span>.</text:p>
      <text:p text:style-name="Text_20_body">"use strict"<text:line-break/>const FAV_PET = "Cats";<text:line-break/>FAV_PET = "Dogs"; // returns error</text:p>
      <text:p text:style-name="Text_20_body"/>
      <text:p text:style-name="Text_20_body"><text:span text:style-name="T2">objects</text:span> (including arrays and functions) assigned to a variable using <text:span text:style-name="Source_20_Text">const</text:span> <text:span text:style-name="T2">are still mutable</text:span>. Using the <text:span text:style-name="Source_20_Text">const</text:span> declaration <text:span text:style-name="T2">only prevents reassignment of the variable identifier</text:span>.</text:p>
      <text:p text:style-name="Quotations">"use strict";<text:line-break/>const s = [5, 6, 7];<text:line-break/>s = [1, 2, 3]; // throws error, trying to assign a const<text:line-break/>s[2] = 45; // works just as it would with an array declared with var or let<text:line-break/>console.log(s); // returns [5, 6, 45]</text:p>
      <text:p text:style-name="Text_20_body"><text:span text:style-name="Source_20_Text">const</text:span> declaration alone doesn't really protect your data from mutation. To ensure your data doesn't change, JavaScript provides a function <text:span text:style-name="Source_20_Text"><text:span text:style-name="T5">Object.freeze</text:span></text:span> to prevent data mutation.</text:p>
      <text:p text:style-name="Text_20_body"/>
      <text:p text:style-name="Text_20_body">// <text:span text:style-name="T8">arrow functions</text:span></text:p>
      <text:p text:style-name="Text_20_body">const myFunc = () =&gt; {<text:line-break/>  const myVar = "value";<text:line-break/>  return myVar;<text:line-break/>}</text:p>
      <text:p text:style-name="Text_20_body">const myFunc = () =&gt; "value"</text:p>
      <text:p text:style-name="Text_20_body">const doubler = (item) =&gt; item * 2;</text:p>
      <text:p text:style-name="P15"><text:span text:style-name="T9">const</text:span> myConcat = (arr1,arr2) =&gt; arr1.concat(arr2);</text:p>
      <text:p text:style-name="P16">// test your code</text:p>
      <text:p text:style-name="P15">console.log(myConcat([<text:span text:style-name="T12">1</text:span>, <text:span text:style-name="T12">2</text:span>], [<text:span text:style-name="T12">3</text:span>, <text:span text:style-name="T12">4</text:span>, <text:span text:style-name="T12">5</text:span>]));</text:p>
      <text:p text:style-name="Text_20_body"/>
      <text:p text:style-name="P8">Arrow functions work really well with <text:span text:style-name="T2">higher order functions, such as </text:span><text:span text:style-name="Source_20_Text"><text:span text:style-name="T2">map()</text:span></text:span><text:span text:style-name="T2">, </text:span><text:span text:style-name="Source_20_Text"><text:span text:style-name="T2">filter()</text:span></text:span><text:span text:style-name="T2">, and </text:span><text:span text:style-name="Source_20_Text"><text:span text:style-name="T2">reduce()</text:span></text:span><text:span text:style-name="T2">,</text:span> that take other functions as arguments for processing collections of data.</text:p>
      <text:p text:style-name="P11">FBPosts.filter((post) <text:span text:style-name="T2">=&gt;</text:span> post.thumbnail !== null &amp;&amp; post.shares &gt; 100 &amp;&amp; post.likes &gt; 500)</text:p>
      <text:p text:style-name="P12"><text:span text:style-name="Source_20_Text">const squaredIntegers = arr.</text:span><text:span text:style-name="Source_20_Text"><text:span text:style-name="T5">filter</text:span></text:span><text:span text:style-name="Source_20_Text">( (num) =&gt; num &gt; 0 &amp;&amp; num % parseInt(num) === 0 )</text:span><text:span text:style-name="Source_20_Text"><text:span text:style-name="T5">.map</text:span></text:span><text:span text:style-name="Source_20_Text">( (num) =&gt; Math.pow(num, 2) );</text:span></text:p>
      <text:p text:style-name="P17"/>
      <text:p text:style-name="P11"><text:span text:style-name="Definition"><text:span text:style-name="T6">default </text:span></text:span><text:span text:style-name="Definition"><text:span text:style-name="T2">parameters</text:span></text:span> for functions.</text:p>
      <text:p text:style-name="P11"><text:soft-page-break/>function greeting(<text:span text:style-name="T2">name = "Anonymous"</text:span>) {<text:line-break/>  return "Hello " + name;<text:line-break/>}</text:p>
      <text:p text:style-name="P11"/>
      <text:p text:style-name="P11">the<text:span text:style-name="T5"> </text:span><text:span text:style-name="Definition"><text:span text:style-name="T5">rest </text:span></text:span><text:span text:style-name="Definition">operator</text:span> for function parameters.</text:p>
      <text:p text:style-name="P3"><text:span text:style-name="T16">function howMany</text:span><text:span text:style-name="T17">(...args)</text:span><text:span text:style-name="T16"> {<text:line-break/>  return "You have passed " + args.length + " arguments.";<text:line-break/>}<text:line-break/>console.log(howMany(0, 1, 2)); // You have passed 3 arguments</text:span></text:p>
      <text:p text:style-name="P11"/>
      <text:p text:style-name="P11"><text:span text:style-name="Definition"><text:span text:style-name="T5">spread</text:span></text:span><text:span text:style-name="Definition"> operator</text:span>, which allows us to expand arrays and other expressions in places where multiple parameters or elements are expected.</text:p>
      <text:p text:style-name="P11">the spread operator <text:span text:style-name="T3">only works in-place</text:span>, like in an argument to a function or in an array literal. The following code will not work:</text:p>
      <text:p text:style-name="Quotations">const spreaded = ...arr; // will throw a syntax error</text:p>
      <text:p text:style-name="P11">const arr = [6, 89, 3, 45];<text:line-break/>const maximus = Math.max(...arr); // returns 89</text:p>
      <text:p text:style-name="P11"><text:span text:style-name="Source_20_Text"><text:span text:style-name="T3">...arr</text:span></text:span><text:span text:style-name="T3"> returns an unpacked array.</text:span> In other words, it <text:span text:style-name="Emphasis">spreads</text:span> the array. </text:p>
      <text:p text:style-name="P11"/>
      <text:p text:style-name="P11"><text:span text:style-name="Definition"><text:span text:style-name="T5">Destructuring assignment</text:span></text:span><text:span text:style-name="T5"> </text:span>is special syntax for neatly assigning values taken directly from an <text:span text:style-name="T5">object </text:span>to variables.</text:p>
      <text:p text:style-name="P31">var voxel = {x: 3.6, y: 7.4, z: 6.54 };<text:line-break/>var x = voxel.x; // x = 3.6<text:line-break/>var y = voxel.y; // y = 7.4<text:line-break/>var z = voxel.z; // z = 6.54</text:p>
      <text:p text:style-name="Text_20_body">Here's the same assignment statement with ES6 destructuring syntax:</text:p>
      <text:p text:style-name="Quotations">const { x, y, z } = voxel; // x = 3.6, y = 7.4, z = 6.54</text:p>
      <text:p text:style-name="P11">If instead you want to store the values of <text:span text:style-name="Source_20_Text">voxel.x</text:span> into <text:span text:style-name="Source_20_Text">a</text:span>, <text:span text:style-name="Source_20_Text">voxel.y</text:span> into <text:span text:style-name="Source_20_Text">b</text:span>, and <text:span text:style-name="Source_20_Text">voxel.z</text:span> into <text:span text:style-name="Source_20_Text">c</text:span>, you have that freedom as well.</text:p>
      <text:p text:style-name="P30"><text:span text:style-name="T3">const { x : a, y : b, z : c } = voxel </text:span>// a = 3.6, b = 7.4, c = 6.54</text:p>
      <text:p text:style-name="P8">You may read it as "get the field <text:span text:style-name="Source_20_Text">x</text:span> and copy the value into <text:span text:style-name="Source_20_Text">a</text:span>," and so on.</text:p>
      <text:p text:style-name="P11"/>
      <text:p text:style-name="P11">Destructuring Assignment to Assign Variables from <text:span text:style-name="T5">Arrays</text:span></text:p>
      <text:p text:style-name="P11">const [a, b,,, c] = [1, 2, 3, 4, 5, 6];<text:line-break/>console.log(a, b, c); // 1, 2, 5 </text:p>
      <text:p text:style-name="P11"/>
      <text:p text:style-name="P11"/>
      <text:p text:style-name="P11">const<text:span text:style-name="T3"> [a, b, ...arr] </text:span>= [1, 2, 3, 4, 5, 7];<text:line-break/>console.log(a, b); // 1, 2<text:line-break/>console.log(arr); // [3, 4, 5, 7]</text:p>
      <text:p text:style-name="P11"><text:soft-page-break/>Use Destructuring Assignment to <text:span text:style-name="T3">Pass an Object as a Function's Parameters</text:span></text:p>
      <text:p text:style-name="P11">const profileUpdate = ({ name, age, nationality, location }) =&gt; {<text:line-break/>  /* do something with these fields */<text:line-break/>}</text:p>
      <text:p text:style-name="P11"/>
      <text:p text:style-name="P11">const person = {<text:line-break/>  name: "Zodiac Hasbro",<text:line-break/>  age: 56<text:line-break/>};<text:line-break/>// <text:span text:style-name="T3">Template literal </text:span>with multi-line and string interpolation<text:line-break/>const greeting =<text:span text:style-name="T3"> `</text:span>Hello, my name is<text:span text:style-name="T5"> ${person.name}</text:span>!<text:line-break/>I am ${person.age} years old.<text:span text:style-name="T3">`;</text:span><text:line-break/>console.log(greeting); // prints<text:line-break/>// Hello, my name is Zodiac Hasbro!<text:line-break/>// I am 56 years old.</text:p>
      <text:p text:style-name="P11"/>
      <text:p text:style-name="P11">const getMousePosition = (x, y) =&gt; ({ x, y });</text:p>
      <text:p text:style-name="P11"/>
      <text:p text:style-name="P11"/>
      <text:p text:style-name="P11"/>
      <text:p text:style-name="P11"/>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_Toc693_3759177833" text:style-name="Index_20_Link" text:visited-style-name="Index_20_Link">Introduction to the ES6 Challenges<text:tab/>1</text:a></text:p>
          <text:p text:style-name="P14"><text:a xlink:type="simple" xlink:href="#__RefHeading___Toc20487_3351813033" text:style-name="Index_20_Link" text:visited-style-name="Index_20_Link">Summary<text:tab/>1</text:a></text:p>
          <text:p text:style-name="P14"><text:a xlink:type="simple" xlink:href="#__RefHeading___Toc695_3759177833" text:style-name="Index_20_Link" text:visited-style-name="Index_20_Link">Explore Differences Between the var and let Keywords<text:tab/>2</text:a></text:p>
          <text:p text:style-name="P14"><text:a xlink:type="simple" xlink:href="#__RefHeading___Toc697_3759177833" text:style-name="Index_20_Link" text:visited-style-name="Index_20_Link">Compare Scopes of the var and let Keywords<text:tab/>3</text:a></text:p>
          <text:p text:style-name="P14"><text:a xlink:type="simple" xlink:href="#__RefHeading___Toc699_3759177833" text:style-name="Index_20_Link" text:visited-style-name="Index_20_Link">Declare a Read-Only Variable with the const Keyword<text:tab/>5</text:a></text:p>
          <text:p text:style-name="P14"><text:a xlink:type="simple" xlink:href="#__RefHeading___Toc701_3759177833" text:style-name="Index_20_Link" text:visited-style-name="Index_20_Link">Mutate an Array Declared with const<text:tab/>5</text:a></text:p>
          <text:p text:style-name="P14"><text:a xlink:type="simple" xlink:href="#__RefHeading___Toc703_3759177833" text:style-name="Index_20_Link" text:visited-style-name="Index_20_Link">Prevent Object Mutation<text:tab/>6</text:a></text:p>
          <text:p text:style-name="P14"><text:a xlink:type="simple" xlink:href="#__RefHeading___Toc705_3759177833" text:style-name="Index_20_Link" text:visited-style-name="Index_20_Link">Use Arrow Functions to Write Concise Anonymous Functions<text:tab/>7</text:a></text:p>
          <text:p text:style-name="P14"><text:a xlink:type="simple" xlink:href="#__RefHeading___Toc707_3759177833" text:style-name="Index_20_Link" text:visited-style-name="Index_20_Link">Write Arrow Functions with Parameters<text:tab/>7</text:a></text:p>
          <text:p text:style-name="P14"><text:a xlink:type="simple" xlink:href="#__RefHeading___Toc709_3759177833" text:style-name="Index_20_Link" text:visited-style-name="Index_20_Link">Write Higher Order Arrow Functions<text:tab/>8</text:a></text:p>
          <text:p text:style-name="P14"><text:a xlink:type="simple" xlink:href="#__RefHeading___Toc711_3759177833" text:style-name="Index_20_Link" text:visited-style-name="Index_20_Link">Set Default Parameters for Your Functions<text:tab/>8</text:a></text:p>
          <text:p text:style-name="P14"><text:a xlink:type="simple" xlink:href="#__RefHeading___Toc713_3759177833" text:style-name="Index_20_Link" text:visited-style-name="Index_20_Link">Use the Spread Operator to Evaluate Arrays In-Place<text:tab/>9</text:a></text:p>
          <text:p text:style-name="P14"><text:a xlink:type="simple" xlink:href="#__RefHeading___Toc715_3759177833" text:style-name="Index_20_Link" text:visited-style-name="Index_20_Link">Use Destructuring Assignment to Assign Variables from Objects<text:tab/>9</text:a></text:p>
          <text:p text:style-name="P14"><text:a xlink:type="simple" xlink:href="#__RefHeading___Toc717_3759177833" text:style-name="Index_20_Link" text:visited-style-name="Index_20_Link">Use Destructuring Assignment to Assign Variables from Nested Objects<text:tab/>10</text:a></text:p>
          <text:p text:style-name="P14"><text:a xlink:type="simple" xlink:href="#__RefHeading___Toc719_3759177833" text:style-name="Index_20_Link" text:visited-style-name="Index_20_Link">Use Destructuring Assignment to Assign Variables from Arrays<text:tab/>10</text:a></text:p>
          <text:p text:style-name="P14"><text:a xlink:type="simple" xlink:href="#__RefHeading___Toc721_3759177833" text:style-name="Index_20_Link" text:visited-style-name="Index_20_Link">Use Destructuring Assignment with the Rest Operator to Reassign Array Elements<text:tab/>11</text:a></text:p>
          <text:p text:style-name="P14"><text:a xlink:type="simple" xlink:href="#__RefHeading___Toc723_3759177833" text:style-name="Index_20_Link" text:visited-style-name="Index_20_Link">Use Destructuring Assignment to Pass an Object as a Function's Parameters<text:tab/>12</text:a></text:p>
          <text:p text:style-name="P14"><text:a xlink:type="simple" xlink:href="#__RefHeading___Toc725_3759177833" text:style-name="Index_20_Link" text:visited-style-name="Index_20_Link">Create Strings using Template Literals<text:tab/>12</text:a></text:p>
          <text:p text:style-name="P14"><text:a xlink:type="simple" xlink:href="#__RefHeading___Toc727_3759177833" text:style-name="Index_20_Link" text:visited-style-name="Index_20_Link">Write Concise Object Literal Declarations Using Simple Fields<text:tab/>13</text:a></text:p>
          <text:p text:style-name="P14"><text:a xlink:type="simple" xlink:href="#__RefHeading___Toc729_3759177833" text:style-name="Index_20_Link" text:visited-style-name="Index_20_Link">Write Concise Declarative Functions with ES6<text:tab/>14</text:a></text:p>
          <text:p text:style-name="P14"><text:soft-page-break/><text:a xlink:type="simple" xlink:href="#__RefHeading___Toc731_3759177833" text:style-name="Index_20_Link" text:visited-style-name="Index_20_Link">Use class Syntax to Define a Constructor Function<text:tab/>14</text:a></text:p>
          <text:p text:style-name="P14"><text:a xlink:type="simple" xlink:href="#__RefHeading___Toc733_3759177833" text:style-name="Index_20_Link" text:visited-style-name="Index_20_Link">Use getters and setters to Control Access to an Object<text:tab/>15</text:a></text:p>
          <text:p text:style-name="P14"><text:a xlink:type="simple" xlink:href="#__RefHeading___Toc735_3759177833" text:style-name="Index_20_Link" text:visited-style-name="Index_20_Link">Understand the Differences Between import and require<text:tab/>16</text:a></text:p>
          <text:p text:style-name="P14"><text:a xlink:type="simple" xlink:href="#__RefHeading___Toc737_3759177833" text:style-name="Index_20_Link" text:visited-style-name="Index_20_Link">Use export to Reuse a Code Block<text:tab/>17</text:a></text:p>
          <text:p text:style-name="P14"><text:a xlink:type="simple" xlink:href="#__RefHeading___Toc739_3759177833" text:style-name="Index_20_Link" text:visited-style-name="Index_20_Link">Use * to Import Everything from a File<text:tab/>18</text:a></text:p>
          <text:p text:style-name="P14"><text:a xlink:type="simple" xlink:href="#__RefHeading___Toc741_3759177833" text:style-name="Index_20_Link" text:visited-style-name="Index_20_Link">Create an Export Fallback with export default<text:tab/>18</text:a></text:p>
          <text:p text:style-name="P14"><text:a xlink:type="simple" xlink:href="#__RefHeading___Toc743_3759177833" text:style-name="Index_20_Link" text:visited-style-name="Index_20_Link">Import a Default Export<text:tab/>19</text:a></text:p>
        </text:index-body>
      </text:table-of-content>
      <text:h text:style-name="P4" text:outline-level="2"/>
      <text:p text:style-name="P2"/>
      <text:p text:style-name="Horizontal_20_Line"/>
      <text:h text:style-name="P5" text:outline-level="2"><text:bookmark-start text:name="__RefHeading___Toc695_3759177833"/>Explore Differences Between the var and let Keywords<text:bookmark-end text:name="__RefHeading___Toc695_3759177833"/></text:h>
      <text:p text:style-name="Text_20_body">One of the biggest problems with declaring variables with the <text:span text:style-name="Source_20_Text">var</text:span> keyword is that you can overwrite variable declarations without an error.</text:p>
      <text:p text:style-name="Quotations">var camper = 'James';<text:line-break/>var camper = 'David';<text:line-break/>console.log(camper);<text:line-break/>// logs 'David'</text:p>
      <text:p text:style-name="Text_20_body">As you can see in the code above, the <text:span text:style-name="Source_20_Text">camper</text:span> variable is originally declared as <text:span text:style-name="Source_20_Text">James</text:span> and then overridden to be <text:span text:style-name="Source_20_Text">David</text:span>.</text:p>
      <text:p text:style-name="Text_20_body">In a small application, you might not run into this type of problem, but when your code becomes larger, you might accidentally overwrite a variable that you did not intend to overwrite.</text:p>
      <text:p text:style-name="Text_20_body">Because this behavior does not throw an error, searching and fixing bugs becomes more difficult.</text:p>
      <text:p text:style-name="Text_20_body">A new keyword called <text:span text:style-name="Source_20_Text">let</text:span> was introduced in ES6 to solve this potential issue with the <text:span text:style-name="Source_20_Text">var</text:span> keyword.</text:p>
      <text:p text:style-name="Text_20_body">If you were to replace <text:span text:style-name="Source_20_Text">var</text:span> with <text:span text:style-name="Source_20_Text">let</text:span> in the variable declarations of the code above, the result would be an error.</text:p>
      <text:p text:style-name="Quotations">let camper = 'James';<text:line-break/>let camper = 'David'; // throws an error</text:p>
      <text:p text:style-name="Text_20_body">This error can be seen in the console of your browser.</text:p>
      <text:p text:style-name="Text_20_body">So unlike <text:span text:style-name="Source_20_Text">var</text:span>, when using <text:span text:style-name="Source_20_Text">let</text:span>, a variable with the same name can only be declared once.</text:p>
      <text:p text:style-name="Text_20_body">Note the <text:span text:style-name="Source_20_Text">"use strict"</text:span>. This enables Strict Mode, which catches common coding mistakes and "unsafe" actions. For instance:</text:p>
      <text:p text:style-name="Quotations">"use strict";<text:line-break/>x = 3.14; // throws an error because x is not declared</text:p>
      <text:p text:style-name="Horizontal_20_Line"/>
      <text:p text:style-name="Text_20_body"><text:soft-page-break/>Update the code so it only uses the <text:span text:style-name="Source_20_Text">let</text:span> keyword.</text:p>
      <text:p text:style-name="P10"/>
      <text:p text:style-name="P9"/>
      <text:h text:style-name="P6" text:outline-level="2"><text:bookmark-start text:name="__RefHeading___Toc697_3759177833"/>Compare Scopes of the var and let Keywords<text:bookmark-end text:name="__RefHeading___Toc697_3759177833"/></text:h>
      <text:p text:style-name="Text_20_body">When you declare a variable with the <text:span text:style-name="Source_20_Text">var</text:span> keyword, it is declared globally, or locally if declared inside a function.</text:p>
      <text:p text:style-name="Text_20_body">The <text:span text:style-name="Source_20_Text">let</text:span> keyword behaves similarly, but with some extra features. When you declare a variable with the <text:span text:style-name="Source_20_Text">let</text:span> keyword inside a block, statement, or expression, its scope is limited to that block, statement, or expression.</text:p>
      <text:p text:style-name="Text_20_body">For example:</text:p>
      <text:p text:style-name="Quotations">var numArray = [];<text:line-break/>for (var i = 0; i &lt; 3; i++) {<text:line-break/>  numArray.push(i);<text:line-break/>}<text:line-break/>console.log(numArray);<text:line-break/>// returns [0, 1, 2]<text:line-break/>console.log(i);<text:line-break/>// returns 3</text:p>
      <text:p text:style-name="Text_20_body">With the <text:span text:style-name="Source_20_Text">var</text:span> keyword, <text:span text:style-name="Source_20_Text">i</text:span> is declared globally. So when <text:span text:style-name="Source_20_Text">i++</text:span> is executed, it updates the global variable. This code is similar to the following:</text:p>
      <text:p text:style-name="Quotations">var numArray = [];<text:line-break/>var i;<text:line-break/>for (i = 0; i &lt; 3; i++) {<text:line-break/>  numArray.push(i);<text:line-break/>}<text:line-break/>console.log(numArray);<text:line-break/>// returns [0, 1, 2]<text:line-break/>console.log(i);<text:line-break/>// returns 3</text:p>
      <text:p text:style-name="Text_20_body">This behavior will cause problems if you were to create a function and store it for later use inside a for loop that uses the <text:span text:style-name="Source_20_Text">i</text:span> variable. This is because the stored function will always refer to the value of the updated global <text:span text:style-name="Source_20_Text">i</text:span> variable.</text:p>
      <text:p text:style-name="Quotations">var printNumTwo;<text:line-break/>for (var i = 0; i &lt; 3; i++) {<text:line-break/>  if(i === 2){<text:line-break/>    printNumTwo = function() {<text:line-break/>      return i;<text:line-break/>    };<text:line-break/>  }<text:line-break/><text:soft-page-break/>}<text:line-break/>console.log(printNumTwo());<text:line-break/>// returns 3</text:p>
      <text:p text:style-name="Text_20_body">As you can see, <text:span text:style-name="Source_20_Text">printNumTwo()</text:span> prints 3 and not 2. This is because the value assigned to <text:span text:style-name="Source_20_Text">i</text:span> was updated and the <text:span text:style-name="Source_20_Text">printNumTwo()</text:span> returns the global <text:span text:style-name="Source_20_Text">i</text:span> and not the value <text:span text:style-name="Source_20_Text">i</text:span> had when the function was created in the for loop. The <text:span text:style-name="Source_20_Text">let</text:span> keyword does not follow this behavior:</text:p>
      <text:p text:style-name="Quotations">'use strict';<text:line-break/>let printNumTwo;<text:line-break/>for (let i = 0; i &lt; 3; i++) {<text:line-break/>  if (i === 2) {<text:line-break/>    printNumTwo = function() {<text:line-break/>      return i;<text:line-break/>    };<text:line-break/>  }<text:line-break/>}<text:line-break/>console.log(printNumTwo());<text:line-break/>// returns 2<text:line-break/>console.log(i);<text:line-break/>// returns "i is not defined"</text:p>
      <text:p text:style-name="Text_20_body"><text:span text:style-name="Source_20_Text">i</text:span> is not defined because it was not declared in the global scope. It is only declared within the for loop statement. <text:span text:style-name="Source_20_Text">printNumTwo()</text:span> returned the correct value because three different <text:span text:style-name="Source_20_Text">i</text:span> variables with unique values (0, 1, and 2) were created by the <text:span text:style-name="Source_20_Text">let</text:span> keyword within the loop statement.</text:p>
      <text:p text:style-name="Horizontal_20_Line"/>
      <text:p text:style-name="Text_20_body">Fix the code so that <text:span text:style-name="Source_20_Text">i</text:span> declared in the if statement is a separate variable than <text:span text:style-name="Source_20_Text">i</text:span> declared in the first line of the function. Be certain not to use the <text:span text:style-name="Source_20_Text">var</text:span> keyword anywhere in your code.</text:p>
      <text:p text:style-name="Text_20_body">This exercise is designed to illustrate the difference between how <text:span text:style-name="Source_20_Text">var</text:span> and <text:span text:style-name="Source_20_Text">let</text:span> keywords assign scope to the declared variable. When programming a function similar to the one used in this exercise, it is often better to use different variable names to avoid confusion.</text:p>
      <text:p text:style-name="P9"/>
      <text:p text:style-name="P9"/>
      <text:h text:style-name="P6" text:outline-level="2"><text:bookmark-start text:name="__RefHeading___Toc699_3759177833"/>Declare a Read-Only Variable with the const Keyword<text:bookmark-end text:name="__RefHeading___Toc699_3759177833"/></text:h>
      <text:p text:style-name="Text_20_body"><text:span text:style-name="Source_20_Text">let</text:span> is not the only new way to declare variables. In ES6, you can also declare variables using the <text:span text:style-name="Source_20_Text">const</text:span> keyword.</text:p>
      <text:p text:style-name="Text_20_body"><text:span text:style-name="Source_20_Text">const</text:span> has all the awesome features that <text:span text:style-name="Source_20_Text">let</text:span> has, with the added bonus that variables declared using <text:span text:style-name="Source_20_Text">const</text:span> are read-only. They are a constant value, which means that once a variable is assigned with <text:span text:style-name="Source_20_Text">const</text:span>, it cannot be reassigned.</text:p>
      <text:p text:style-name="Quotations"><text:soft-page-break/>"use strict"<text:line-break/>const FAV_PET = "Cats";<text:line-break/>FAV_PET = "Dogs"; // returns error</text:p>
      <text:p text:style-name="Text_20_body">As you can see, trying to reassign a variable declared with <text:span text:style-name="Source_20_Text">const</text:span> will throw an error. You should always name variables you don't want to reassign using the <text:span text:style-name="Source_20_Text">const</text:span> keyword. This helps when you accidentally attempt to reassign a variable that is meant to stay constant. A common practice when naming constants is to use all uppercase letters, with words separated by an underscore.</text:p>
      <text:p text:style-name="Horizontal_20_Line"/>
      <text:p text:style-name="Text_20_body">Change the code so that all variables are declared using <text:span text:style-name="Source_20_Text">let</text:span> or <text:span text:style-name="Source_20_Text">const</text:span>. Use <text:span text:style-name="Source_20_Text">let</text:span> when you want the variable to change, and <text:span text:style-name="Source_20_Text">const</text:span> when you want the variable to remain constant. Also, rename variables declared with <text:span text:style-name="Source_20_Text">const</text:span> to conform to common practices, meaning constants should be in all caps.</text:p>
      <text:p text:style-name="P9"/>
      <text:h text:style-name="P6" text:outline-level="2"><text:bookmark-start text:name="__RefHeading___Toc701_3759177833"/>Mutate an Array Declared with const<text:bookmark-end text:name="__RefHeading___Toc701_3759177833"/></text:h>
      <text:p text:style-name="Text_20_body">The <text:span text:style-name="Source_20_Text">const</text:span> declaration has many use cases in modern JavaScript.</text:p>
      <text:p text:style-name="Text_20_body">Some developers prefer to assign all their variables using <text:span text:style-name="Source_20_Text">const</text:span> by default, unless they know they will need to reassign the value. Only in that case, they use <text:span text:style-name="Source_20_Text">let</text:span>.</text:p>
      <text:p text:style-name="Text_20_body">However, it is important to understand that objects (including arrays and functions) assigned to a variable using <text:span text:style-name="Source_20_Text">const</text:span> are still mutable. Using the <text:span text:style-name="Source_20_Text">const</text:span> declaration only prevents reassignment of the variable identifier.</text:p>
      <text:p text:style-name="Quotations">"use strict";<text:line-break/>const s = [5, 6, 7];<text:line-break/>s = [1, 2, 3]; // throws error, trying to assign a const<text:line-break/>s[2] = 45; // works just as it would with an array declared with var or let<text:line-break/>console.log(s); // returns [5, 6, 45]</text:p>
      <text:p text:style-name="Text_20_body">As you can see, you can mutate the object <text:span text:style-name="Source_20_Text">[5, 6, 7]</text:span> itself and the variable <text:span text:style-name="Source_20_Text">s</text:span> will still point to the altered array <text:span text:style-name="Source_20_Text">[5, 6, 45]</text:span>. Like all arrays, the array elements in <text:span text:style-name="Source_20_Text">s</text:span> are mutable, but because <text:span text:style-name="Source_20_Text">const</text:span> was used, you cannot use the variable identifier <text:span text:style-name="Source_20_Text">s</text:span> to point to a different array using the assignment operator.</text:p>
      <text:p text:style-name="Horizontal_20_Line"/>
      <text:p text:style-name="Text_20_body">An array is declared as <text:span text:style-name="Source_20_Text">const s = [5, 7, 2]</text:span>. Change the array to <text:span text:style-name="Source_20_Text">[2, 5, 7]</text:span> using various element assignment.</text:p>
      <text:p text:style-name="P9"/>
      <text:p text:style-name="P9"/>
      <text:h text:style-name="P6" text:outline-level="2"><text:bookmark-start text:name="__RefHeading___Toc703_3759177833"/><text:soft-page-break/>Prevent Object Mutation<text:bookmark-end text:name="__RefHeading___Toc703_3759177833"/></text:h>
      <text:p text:style-name="Text_20_body">As seen in the previous challenge, <text:span text:style-name="Source_20_Text">const</text:span> declaration alone doesn't really protect your data from mutation. To ensure your data doesn't change, JavaScript provides a function <text:span text:style-name="Source_20_Text">Object.freeze</text:span> to prevent data mutation.</text:p>
      <text:p text:style-name="Text_20_body">Once the object is frozen, you can no longer add, update, or delete properties from it. Any attempt at changing the object will be rejected without an error.</text:p>
      <text:p text:style-name="Quotations">let obj = {<text:line-break/>  name:"FreeCodeCamp",<text:line-break/>  review:"Awesome"<text:line-break/>};<text:line-break/>Object.freeze(obj);<text:line-break/>obj.review = "bad"; //will be ignored. Mutation not allowed<text:line-break/>obj.newProp = "Test"; // will be ignored. Mutation not allowed<text:line-break/>console.log(obj); <text:line-break/>// { name: "FreeCodeCamp", review:"Awesome"}</text:p>
      <text:p text:style-name="Horizontal_20_Line"/>
      <text:p text:style-name="Text_20_body">In this challenge you are going to use <text:span text:style-name="Source_20_Text">Object.freeze</text:span> to prevent mathematical constants from changing. You need to freeze the <text:span text:style-name="Source_20_Text">MATH_CONSTANTS</text:span> object so that no one is able alter the value of <text:span text:style-name="Source_20_Text">PI</text:span>, add, or delete properties .</text:p>
      <text:p text:style-name="P9"/>
      <text:p text:style-name="P9"/>
      <text:h text:style-name="P6" text:outline-level="2"><text:bookmark-start text:name="__RefHeading___Toc705_3759177833"/>Use Arrow Functions to Write Concise Anonymous Functions<text:bookmark-end text:name="__RefHeading___Toc705_3759177833"/></text:h>
      <text:p text:style-name="Text_20_body">In JavaScript, we often don't need to name our functions, especially when passing a function as an argument to another function. Instead, we create inline functions. We don't need to name these functions because we do not reuse them anywhere else.</text:p>
      <text:p text:style-name="Text_20_body">To achieve this, we often use the following syntax:</text:p>
      <text:p text:style-name="Quotations">const myFunc = function() {<text:line-break/>  const myVar = "value";<text:line-break/>  return myVar;<text:line-break/>}</text:p>
      <text:p text:style-name="Text_20_body">ES6 provides us with the syntactic sugar to not have to write anonymous functions this way. Instead, you can use <text:span text:style-name="Strong_20_Emphasis">arrow function syntax</text:span>:</text:p>
      <text:p text:style-name="Quotations">const myFunc = () =&gt; {<text:line-break/>  const myVar = "value";<text:line-break/>  return myVar;<text:line-break/>}</text:p>
      <text:p text:style-name="Text_20_body"><text:soft-page-break/>When there is no function body, and only a return value, arrow function syntax allows you to omit the keyword <text:span text:style-name="Source_20_Text">return</text:span> as well as the brackets surrounding the code. This helps simplify smaller functions into one-line statements:</text:p>
      <text:p text:style-name="Quotations">const myFunc= () =&gt; "value"</text:p>
      <text:p text:style-name="Text_20_body">This code will still return <text:span text:style-name="Source_20_Text">value</text:span> by default.</text:p>
      <text:p text:style-name="Horizontal_20_Line"/>
      <text:p text:style-name="Text_20_body">Rewrite the function assigned to the variable <text:span text:style-name="Source_20_Text">magic</text:span> which returns a new <text:span text:style-name="Source_20_Text">Date()</text:span> to use arrow function syntax. Also make sure nothing is defined using the keyword <text:span text:style-name="Source_20_Text">var</text:span>.</text:p>
      <text:p text:style-name="P9"/>
      <text:h text:style-name="P6" text:outline-level="2"><text:bookmark-start text:name="__RefHeading___Toc707_3759177833"/>Write Arrow Functions with Parameters<text:bookmark-end text:name="__RefHeading___Toc707_3759177833"/></text:h>
      <text:p text:style-name="Text_20_body">Just like a normal function, you can pass arguments into arrow functions.</text:p>
      <text:p text:style-name="Quotations">// doubles input value and returns it<text:line-break/>const doubler = (item) =&gt; item * 2;</text:p>
      <text:p text:style-name="Text_20_body">You can pass more than one argument into arrow functions as well.</text:p>
      <text:p text:style-name="Horizontal_20_Line"/>
      <text:p text:style-name="Text_20_body">Rewrite the <text:span text:style-name="Source_20_Text">myConcat</text:span> function which appends contents of <text:span text:style-name="Source_20_Text">arr2</text:span> to <text:span text:style-name="Source_20_Text">arr1</text:span> so that the function uses arrow function syntax.</text:p>
      <text:p text:style-name="P9"/>
      <text:p text:style-name="P9"/>
      <text:h text:style-name="P6" text:outline-level="2"><text:bookmark-start text:name="__RefHeading___Toc709_3759177833"/>Write Higher Order Arrow Functions<text:bookmark-end text:name="__RefHeading___Toc709_3759177833"/></text:h>
      <text:p text:style-name="Text_20_body">It's time we see how powerful arrow functions are when processing data.</text:p>
      <text:p text:style-name="Text_20_body">Arrow functions work really well with higher order functions, such as <text:span text:style-name="Source_20_Text">map()</text:span>, <text:span text:style-name="Source_20_Text">filter()</text:span>, and <text:span text:style-name="Source_20_Text">reduce()</text:span>, that take other functions as arguments for processing collections of data.</text:p>
      <text:p text:style-name="Text_20_body">Read the following code:</text:p>
      <text:p text:style-name="Quotations">FBPosts.filter(function(post) {<text:line-break/>  return post.thumbnail !== null &amp;&amp; post.shares &gt; 100 &amp;&amp; post.likes &gt; 500;<text:line-break/>})</text:p>
      <text:p text:style-name="Text_20_body">We have written this with <text:span text:style-name="Source_20_Text">filter()</text:span> to at least make it somewhat readable. Now compare it to the following code which uses arrow function syntax instead:</text:p>
      <text:p text:style-name="Quotations">FBPosts.filter((post) =&gt; post.thumbnail !== null &amp;&amp; post.shares &gt; 100 &amp;&amp; post.likes &gt; 500)</text:p>
      <text:p text:style-name="Text_20_body">This code is more succinct and accomplishes the same task with fewer lines of code.</text:p>
      <text:p text:style-name="Horizontal_20_Line"><text:soft-page-break/></text:p>
      <text:p text:style-name="Text_20_body">Use arrow function syntax to compute the square of only the positive integers (fractions are not integers) in the array <text:span text:style-name="Source_20_Text">realNumberArray</text:span> and store the new array in the variable <text:span text:style-name="Source_20_Text">squaredIntegers</text:span>.</text:p>
      <text:p text:style-name="P9"/>
      <text:p text:style-name="P9"/>
      <text:h text:style-name="P6" text:outline-level="2"><text:bookmark-start text:name="__RefHeading___Toc711_3759177833"/>Set Default Parameters for Your Functions<text:bookmark-end text:name="__RefHeading___Toc711_3759177833"/></text:h>
      <text:p text:style-name="Text_20_body">In order to help us create more flexible functions, ES6 introduces <text:span text:style-name="Definition">default parameters</text:span> for functions.</text:p>
      <text:p text:style-name="Text_20_body">Check out this code:</text:p>
      <text:p text:style-name="Quotations">function greeting(name = "Anonymous") {<text:line-break/>  return "Hello " + name;<text:line-break/>}<text:line-break/>console.log(greeting("John")); // Hello John<text:line-break/>console.log(greeting()); // Hello Anonymous</text:p>
      <text:p text:style-name="Text_20_body">The default parameter kicks in when the argument is not specified (it is undefined). As you can see in the example above, the parameter <text:span text:style-name="Source_20_Text">name</text:span> will receive its default value <text:span text:style-name="Source_20_Text">"Anonymous"</text:span> when you do not provide a value for the parameter. You can add default values for as many parameters as you want.</text:p>
      <text:p text:style-name="Horizontal_20_Line"/>
      <text:p text:style-name="Text_20_body">Modify the function <text:span text:style-name="Source_20_Text">increment</text:span> by adding default parameters so that it will add 1 to <text:span text:style-name="Source_20_Text">number</text:span> if <text:span text:style-name="Source_20_Text">value</text:span> is not specified.</text:p>
      <text:p text:style-name="P9"/>
      <text:h text:style-name="P6" text:outline-level="2"><text:bookmark-start text:name="__RefHeading___Toc713_3759177833"/>Use the Spread Operator to Evaluate Arrays In-Place<text:bookmark-end text:name="__RefHeading___Toc713_3759177833"/></text:h>
      <text:p text:style-name="Text_20_body">ES6 introduces the <text:span text:style-name="Definition">spread operator</text:span>, which allows us to expand arrays and other expressions in places where multiple parameters or elements are expected.</text:p>
      <text:p text:style-name="Text_20_body">The ES5 code below uses <text:span text:style-name="Source_20_Text">apply()</text:span> to compute the maximum value in an array:</text:p>
      <text:p text:style-name="Quotations">var arr = [6, 89, 3, 45];<text:line-break/>var maximus = Math.max.apply(null, arr); // returns 89</text:p>
      <text:p text:style-name="Text_20_body">We had to use <text:span text:style-name="Source_20_Text">Math.max.apply(null, arr)</text:span> because <text:span text:style-name="Source_20_Text">Math.max(arr)</text:span> returns <text:span text:style-name="Source_20_Text">NaN</text:span>. <text:span text:style-name="Source_20_Text">Math.max()</text:span> expects comma-separated arguments, but not an array.</text:p>
      <text:p text:style-name="Text_20_body">The spread operator makes this syntax much better to read and maintain.</text:p>
      <text:p text:style-name="Quotations">const arr = [6, 89, 3, 45];<text:line-break/>const maximus = Math.max(...arr); // returns 89</text:p>
      <text:p text:style-name="Text_20_body"><text:span text:style-name="Source_20_Text">...arr</text:span> returns an unpacked array. In other words, it <text:span text:style-name="Emphasis">spreads</text:span> the array.</text:p>
      <text:p text:style-name="Text_20_body"><text:soft-page-break/>However, the spread operator only works in-place, like in an argument to a function or in an array literal. The following code will not work:</text:p>
      <text:p text:style-name="Quotations">const spreaded = ...arr; // will throw a syntax error</text:p>
      <text:p text:style-name="Horizontal_20_Line"/>
      <text:p text:style-name="Text_20_body">Copy all contents of <text:span text:style-name="Source_20_Text">arr1</text:span> into another array <text:span text:style-name="Source_20_Text">arr2</text:span> using the spread operator.</text:p>
      <text:p text:style-name="P18"><text:span text:style-name="T9">const</text:span> arr1 = [<text:span text:style-name="T13">'JAN'</text:span>, <text:span text:style-name="T13">'FEB'</text:span>, <text:span text:style-name="T13">'MAR'</text:span>, <text:span text:style-name="T13">'APR'</text:span>, <text:span text:style-name="T13">'MAY'</text:span>];</text:p>
      <text:p text:style-name="P15"><text:span text:style-name="T9">let</text:span> arr2;</text:p>
      <text:p text:style-name="P15">(<text:span text:style-name="T9">function</text:span>() {</text:p>
      <text:p text:style-name="P15"><text:span text:style-name="T13">"use strict"</text:span>;</text:p>
      <text:p text:style-name="P15"><text:span text:style-name="T3">arr2 = [...arr1];</text:span> <text:span text:style-name="T16">// change this line</text:span></text:p>
      <text:p text:style-name="P15">})();</text:p>
      <text:p text:style-name="P15">console.log(arr2);</text:p>
      <text:p text:style-name="P9"/>
      <text:p text:style-name="P9"/>
      <text:h text:style-name="P6" text:outline-level="2"><text:bookmark-start text:name="__RefHeading___Toc715_3759177833"/>Use Destructuring Assignment to Assign Variables from Objects<text:bookmark-end text:name="__RefHeading___Toc715_3759177833"/></text:h>
      <text:p text:style-name="Text_20_body">We saw earlier how spread operator can effectively spread, or unpack, the contents of the array.</text:p>
      <text:p text:style-name="Text_20_body">We can do something similar with objects as well. <text:span text:style-name="Definition">Destructuring assignment</text:span> is special syntax for neatly assigning values taken directly from an object to variables.</text:p>
      <text:p text:style-name="Text_20_body">Consider the following ES5 code:</text:p>
      <text:p text:style-name="Quotations">var voxel = {x: 3.6, y: 7.4, z: 6.54 };<text:line-break/>var x = voxel.x; // x = 3.6<text:line-break/>var y = voxel.y; // y = 7.4<text:line-break/>var z = voxel.z; // z = 6.54</text:p>
      <text:p text:style-name="Text_20_body">Here's the same assignment statement with ES6 destructuring syntax:</text:p>
      <text:p text:style-name="Quotations">const { x, y, z } = voxel; // x = 3.6, y = 7.4, z = 6.54</text:p>
      <text:p text:style-name="Text_20_body">If instead you want to store the values of <text:span text:style-name="Source_20_Text">voxel.x</text:span> into <text:span text:style-name="Source_20_Text">a</text:span>, <text:span text:style-name="Source_20_Text">voxel.y</text:span> into <text:span text:style-name="Source_20_Text">b</text:span>, and <text:span text:style-name="Source_20_Text">voxel.z</text:span> into <text:span text:style-name="Source_20_Text">c</text:span>, you have that freedom as well.</text:p>
      <text:p text:style-name="Quotations">const { x : a, y : b, z : c } = voxel // a = 3.6, b = 7.4, c = 6.54</text:p>
      <text:p text:style-name="Text_20_body">You may read it as "get the field <text:span text:style-name="Source_20_Text">x</text:span> and copy the value into <text:span text:style-name="Source_20_Text">a</text:span>," and so on.</text:p>
      <text:p text:style-name="Horizontal_20_Line"/>
      <text:p text:style-name="Text_20_body">Use destructuring to obtain the length of the input string <text:span text:style-name="Source_20_Text">str</text:span>, and assign the length to <text:span text:style-name="Source_20_Text">len</text:span> in line.</text:p>
      <text:p text:style-name="P9"/>
      <text:p text:style-name="P9"/>
      <text:h text:style-name="P6" text:outline-level="2"><text:bookmark-start text:name="__RefHeading___Toc717_3759177833"/><text:soft-page-break/>Use Destructuring Assignment to Assign Variables from Nested Objects<text:bookmark-end text:name="__RefHeading___Toc717_3759177833"/></text:h>
      <text:p text:style-name="Text_20_body">We can similarly destructure <text:span text:style-name="Emphasis">nested</text:span> objects into variables.</text:p>
      <text:p text:style-name="Text_20_body">Consider the following code:</text:p>
      <text:p text:style-name="Quotations">const a = {<text:line-break/>  start: { x: 5, y: 6},<text:line-break/>  end: { x: 6, y: -9 }<text:line-break/>};<text:line-break/>const { start : { x: startX, y: startY }} = a;<text:line-break/>console.log(startX, startY); // 5, 6</text:p>
      <text:p text:style-name="Text_20_body">In the example above, the variable <text:span text:style-name="Source_20_Text">start</text:span> is assigned the value of <text:span text:style-name="Source_20_Text">a.start</text:span>, which is also an object.</text:p>
      <text:p text:style-name="Horizontal_20_Line"/>
      <text:p text:style-name="Text_20_body">Use destructuring assignment to obtain <text:span text:style-name="Source_20_Text">max</text:span> of <text:span text:style-name="Source_20_Text">forecast.tomorrow</text:span> and assign it to <text:span text:style-name="Source_20_Text">maxOfTomorrow</text:span>.</text:p>
      <text:p text:style-name="P9"/>
      <text:p text:style-name="P9"/>
      <text:h text:style-name="P6" text:outline-level="2"><text:bookmark-start text:name="__RefHeading___Toc719_3759177833"/>Use Destructuring Assignment to Assign Variables from Arrays<text:bookmark-end text:name="__RefHeading___Toc719_3759177833"/></text:h>
      <text:p text:style-name="Text_20_body">ES6 makes destructuring arrays as easy as destructuring objects.</text:p>
      <text:p text:style-name="Text_20_body">One key difference between the spread operator and array destructuring is that the spread operator unpacks all contents of an array into a comma-separated list. Consequently, you cannot pick or choose which elements you want to assign to variables.</text:p>
      <text:p text:style-name="Text_20_body">Destructuring an array lets us do exactly that:</text:p>
      <text:p text:style-name="Quotations">const [a, b] = [1, 2, 3, 4, 5, 6];<text:line-break/>console.log(a, b); // 1, 2</text:p>
      <text:p text:style-name="Text_20_body">The variable <text:span text:style-name="Source_20_Text">a</text:span> is assigned the first value of the array, and <text:span text:style-name="Source_20_Text">b</text:span> is assigned the second value of the array.</text:p>
      <text:p text:style-name="Text_20_body">We can also access the value at any index in an array with destructuring by using commas to reach the desired index:</text:p>
      <text:p text:style-name="Quotations">const [a, b,,, c] = [1, 2, 3, 4, 5, 6];<text:line-break/>console.log(a, b, c); // 1, 2, 5 </text:p>
      <text:p text:style-name="Horizontal_20_Line"/>
      <text:p text:style-name="Text_20_body">Use destructuring assignment to swap the values of <text:span text:style-name="Source_20_Text">a</text:span> and <text:span text:style-name="Source_20_Text">b</text:span> so that <text:span text:style-name="Source_20_Text">a</text:span> receives the value stored in <text:span text:style-name="Source_20_Text">b</text:span>, and <text:span text:style-name="Source_20_Text">b</text:span> receives the value stored in <text:span text:style-name="Source_20_Text">a</text:span>.</text:p>
      <text:p text:style-name="P18"><text:span text:style-name="T9">let</text:span> a = <text:span text:style-name="T12">8</text:span>, b = <text:span text:style-name="T12">6</text:span>;</text:p>
      <text:p text:style-name="P15"><text:soft-page-break/>(() =&gt; {</text:p>
      <text:p text:style-name="P15"><text:span text:style-name="T13">"use strict"</text:span>;</text:p>
      <text:p text:style-name="P16">// change code below this line</text:p>
      <text:p text:style-name="P21">[b,a] = [a,b];</text:p>
      <text:p text:style-name="P16">// change code above this line</text:p>
      <text:p text:style-name="P15">})();</text:p>
      <text:p text:style-name="P15">console.log(a); <text:span text:style-name="T16">// should be 6</text:span></text:p>
      <text:p text:style-name="P15">console.log(b); <text:span text:style-name="T16">// should be 8</text:span></text:p>
      <text:p text:style-name="P9"/>
      <text:p text:style-name="P9"/>
      <text:h text:style-name="P6" text:outline-level="2"><text:bookmark-start text:name="__RefHeading___Toc721_3759177833"/>Use Destructuring Assignment with the Rest Operator to Reassign Array Elements<text:bookmark-end text:name="__RefHeading___Toc721_3759177833"/></text:h>
      <text:p text:style-name="Text_20_body">In some situations involving array destructuring, we might want to collect the rest of the elements into a separate array.</text:p>
      <text:p text:style-name="Text_20_body">The result is similar to <text:span text:style-name="Source_20_Text">Array.prototype.slice()</text:span>, as shown below:</text:p>
      <text:p text:style-name="Quotations">const [a, b, ...arr] = [1, 2, 3, 4, 5, 7];<text:line-break/>console.log(a, b); // 1, 2<text:line-break/>console.log(arr); // [3, 4, 5, 7]</text:p>
      <text:p text:style-name="Text_20_body">Variables <text:span text:style-name="Source_20_Text">a</text:span> and <text:span text:style-name="Source_20_Text">b</text:span> take the first and second values from the array. After that, because of rest operator's presence, <text:span text:style-name="Source_20_Text">arr</text:span> gets rest of the values in the form of an array.</text:p>
      <text:p text:style-name="Text_20_body">The rest element only works correctly as the last variable in the list. As in, you cannot use the rest operator to catch a subarray that leaves out last element of the original array.</text:p>
      <text:p text:style-name="Horizontal_20_Line"/>
      <text:p text:style-name="Text_20_body">Use destructuring assignment with the rest operator to perform an effective <text:span text:style-name="Source_20_Text">Array.prototype.slice()</text:span> so that <text:span text:style-name="Source_20_Text">arr</text:span> is a sub-array of the original array <text:span text:style-name="Source_20_Text">source</text:span> with the first two elements omitted.</text:p>
      <text:p text:style-name="P9"/>
      <text:p text:style-name="P9"/>
      <text:h text:style-name="P6" text:outline-level="2"><text:bookmark-start text:name="__RefHeading___Toc723_3759177833"/>Use Destructuring Assignment to Pass an Object as a Function's Parameters<text:bookmark-end text:name="__RefHeading___Toc723_3759177833"/></text:h>
      <text:p text:style-name="Text_20_body">In some cases, you can destructure the object in a function argument itself.</text:p>
      <text:p text:style-name="Text_20_body">Consider the code below:</text:p>
      <text:p text:style-name="Quotations">const profileUpdate = (profileData) =&gt; {<text:line-break/>  const { name, age, nationality, location } = profileData;<text:line-break/>  // do something with these variables<text:line-break/>}</text:p>
      <text:p text:style-name="Text_20_body"><text:soft-page-break/>This effectively destructures the object sent into the function. This can also be done in-place:</text:p>
      <text:p text:style-name="Quotations">const profileUpdate = ({ name, age, nationality, location }) =&gt; {<text:line-break/>  /* do something with these fields */<text:line-break/>}</text:p>
      <text:p text:style-name="Text_20_body">This removes some extra lines and makes our code look neat.</text:p>
      <text:p text:style-name="Text_20_body">This has the added benefit of not having to manipulate an entire object in a function; only the fields that are needed are copied inside the function.</text:p>
      <text:p text:style-name="Horizontal_20_Line"/>
      <text:p text:style-name="Text_20_body">Use destructuring assignment within the argument to the function <text:span text:style-name="Source_20_Text">half</text:span> to send only <text:span text:style-name="Source_20_Text">max</text:span> and <text:span text:style-name="Source_20_Text">min</text:span> inside the function.</text:p>
      <text:p text:style-name="P9"/>
      <text:p text:style-name="P9"/>
      <text:h text:style-name="P6" text:outline-level="2"><text:bookmark-start text:name="__RefHeading___Toc725_3759177833"/>Create Strings using Template Literals<text:bookmark-end text:name="__RefHeading___Toc725_3759177833"/></text:h>
      <text:p text:style-name="Text_20_body">A new feature of ES6 is the <text:span text:style-name="Definition">template literal</text:span>. This is a special type of string that makes creating complex strings easier.</text:p>
      <text:p text:style-name="Text_20_body">Template literals allow you to create multi-line strings and to use string interpolation features to create strings.</text:p>
      <text:p text:style-name="Text_20_body">Consider the code below:</text:p>
      <text:p text:style-name="Quotations">const person = {<text:line-break/>  name: "Zodiac Hasbro",<text:line-break/>  age: 56<text:line-break/>};<text:line-break/><text:line-break/>// Template literal with multi-line and string interpolation<text:line-break/>const greeting = `Hello, my name is ${person.name}!<text:line-break/>I am ${person.age} years old.`;<text:line-break/><text:line-break/>console.log(greeting); // prints<text:line-break/>// Hello, my name is Zodiac Hasbro!<text:line-break/>// I am 56 years old.</text:p>
      <text:p text:style-name="Text_20_body">A lot of things happened there.</text:p>
      <text:p text:style-name="Text_20_body">Firstly, the example uses backticks (<text:span text:style-name="Source_20_Text">`</text:span>), not quotes (<text:span text:style-name="Source_20_Text">'</text:span> or <text:span text:style-name="Source_20_Text">"</text:span>), to wrap the string.</text:p>
      <text:p text:style-name="Text_20_body">Secondly, notice that the string is multi-line, both in the code and the output. This saves inserting within strings.</text:p>
      <text:p text:style-name="Text_20_body">The <text:span text:style-name="Source_20_Text">${variable}</text:span> syntax used above is a placeholder. Basically, you won't have to use concatenation with the <text:span text:style-name="Source_20_Text">+</text:span> operator anymore. To add variables to strings, you just drop the variable in a <text:soft-page-break/>template string and wrap it with <text:span text:style-name="Source_20_Text">${</text:span> and <text:span text:style-name="Source_20_Text">}</text:span>. Similarly, you can include other expressions in your string literal, for example <text:span text:style-name="Source_20_Text">${a + b}</text:span>.</text:p>
      <text:p text:style-name="Text_20_body">This new way of creating strings gives you more flexibility to create robust strings.</text:p>
      <text:p text:style-name="Horizontal_20_Line"/>
      <text:p text:style-name="Text_20_body">Use template literal syntax with backticks to display each entry of the <text:span text:style-name="Source_20_Text">result</text:span> object's <text:span text:style-name="Source_20_Text">failure</text:span> array. Each entry should be wrapped inside an <text:span text:style-name="Source_20_Text">li</text:span> element with the class attribute <text:span text:style-name="Source_20_Text">text-warning</text:span>, and listed within the <text:span text:style-name="Source_20_Text">resultDisplayArray</text:span>.</text:p>
      <text:p text:style-name="P29">const resultDisplayArray = [`&lt;li class="text-warning"&gt;<text:span text:style-name="T3">${arr[0]}</text:span>&lt;/li&gt;`, `&lt;li class="text-warning"&gt;${arr[1]}&lt;/li&gt;` ,`&lt;li class="text-warning"&gt;${arr[2]}&lt;/li&gt;`];</text:p>
      <text:p text:style-name="P9"/>
      <text:h text:style-name="P6" text:outline-level="2"><text:bookmark-start text:name="__RefHeading___Toc727_3759177833"/>Write Concise Object Literal Declarations Using Simple Fields<text:bookmark-end text:name="__RefHeading___Toc727_3759177833"/></text:h>
      <text:p text:style-name="Text_20_body">ES6 adds some nice support for easily defining object literals.</text:p>
      <text:p text:style-name="Text_20_body">Consider the following code:</text:p>
      <text:p text:style-name="Quotations">const getMousePosition = (x, y) =&gt; ({<text:line-break/>  x: x,<text:line-break/>  y: y<text:line-break/>});</text:p>
      <text:p text:style-name="Text_20_body"><text:span text:style-name="Source_20_Text">getMousePosition</text:span> is a simple function that returns an object containing two fields.</text:p>
      <text:p text:style-name="Text_20_body">ES6 provides the syntactic sugar to eliminate the redundancy of having to write <text:span text:style-name="Source_20_Text">x: x</text:span>. You can simply write <text:span text:style-name="Source_20_Text">x</text:span> once, and it will be converted to<text:span text:style-name="Source_20_Text">x: x</text:span> (or something equivalent) under the hood.</text:p>
      <text:p text:style-name="Text_20_body">Here is the same function from above rewritten to use this new syntax:</text:p>
      <text:p text:style-name="Quotations">const getMousePosition = (x, y) =&gt; ({ x, y });</text:p>
      <text:p text:style-name="Horizontal_20_Line"/>
      <text:p text:style-name="Text_20_body">Use simple fields with object literals to create and return a <text:span text:style-name="Source_20_Text">Person</text:span> object.</text:p>
      <text:p text:style-name="P18"><text:span text:style-name="T9">const</text:span> createPerson = (name, age, gender) =&gt; {</text:p>
      <text:p text:style-name="P15"><text:span text:style-name="T13">"use strict"</text:span>;</text:p>
      <text:p text:style-name="P16">// change code below this line</text:p>
      <text:p text:style-name="P15"><text:span text:style-name="T9">return</text:span> <text:span text:style-name="T3">{name, age, gender};</text:span></text:p>
      <text:p text:style-name="P16">// change code above this line</text:p>
      <text:p text:style-name="P15">};</text:p>
      <text:p text:style-name="P15">console.log(createPerson(<text:span text:style-name="T13">"Zodiac Hasbro"</text:span>, <text:span text:style-name="T12">56</text:span>, <text:span text:style-name="T13">"male"</text:span>)); <text:span text:style-name="T16">// returns a proper object</text:span></text:p>
      <text:p text:style-name="P9"/>
      <text:h text:style-name="P6" text:outline-level="2"><text:bookmark-start text:name="__RefHeading___Toc729_3759177833"/>Write Concise Declarative Functions with ES6<text:bookmark-end text:name="__RefHeading___Toc729_3759177833"/></text:h>
      <text:p text:style-name="Text_20_body">When defining functions within objects in ES5, we have to use the keyword <text:span text:style-name="Source_20_Text">function</text:span> as follows:</text:p>
      <text:p text:style-name="Quotations"><text:soft-page-break/>const person = {<text:line-break/>  name: "Taylor",<text:line-break/>  sayHello: function() {<text:line-break/>    return `Hello! My name is ${this.name}.`;<text:line-break/>  }<text:line-break/>};</text:p>
      <text:p text:style-name="Text_20_body">With ES6, You can <text:span text:style-name="T3">remove the </text:span><text:span text:style-name="Source_20_Text"><text:span text:style-name="T3">function</text:span></text:span><text:span text:style-name="T3"> keyword and colon altogether </text:span>when defining functions in objects. Here's an example of this syntax:</text:p>
      <text:p text:style-name="Quotations">const person = {<text:line-break/>  name: "Taylor",<text:line-break/>  sayHello() {<text:line-break/>    return `Hello! My name is ${this.name}.`;<text:line-break/>  }<text:line-break/>};</text:p>
      <text:p text:style-name="Horizontal_20_Line"/>
      <text:p text:style-name="Text_20_body">Refactor the function <text:span text:style-name="Source_20_Text">setGear</text:span> inside the object <text:span text:style-name="Source_20_Text">bicycle</text:span> to use the shorthand syntax described above.</text:p>
      <text:p text:style-name="P19">// change code below this line</text:p>
      <text:p text:style-name="P15"><text:span text:style-name="T9">const</text:span> bicycle = {</text:p>
      <text:p text:style-name="P15">gear: <text:span text:style-name="T12">2</text:span>,</text:p>
      <text:p text:style-name="P15"><text:span text:style-name="T3">setGear(newGear) </text:span>{</text:p>
      <text:p text:style-name="P15"><text:span text:style-name="T13">"use strict"</text:span>;</text:p>
      <text:p text:style-name="P15"><text:span text:style-name="T9">this</text:span>.gear = newGear;</text:p>
      <text:p text:style-name="P15">}</text:p>
      <text:p text:style-name="P15">};</text:p>
      <text:p text:style-name="P16">// change code above this line</text:p>
      <text:p text:style-name="P15">bicycle.setGear(<text:span text:style-name="T12">3</text:span>);</text:p>
      <text:p text:style-name="P15">console.log(bicycle.gear);</text:p>
      <text:p text:style-name="P9"/>
      <text:h text:style-name="P6" text:outline-level="2"><text:bookmark-start text:name="__RefHeading___Toc731_3759177833"/>Use class Syntax to Define a Constructor Function<text:bookmark-end text:name="__RefHeading___Toc731_3759177833"/></text:h>
      <text:p text:style-name="Text_20_body">ES6 provides a new syntax to help create objects, using the keyword <text:span text:style-name="Definition">class</text:span>.</text:p>
      <text:p text:style-name="Text_20_body">This is to be noted, that the <text:span text:style-name="Source_20_Text">class</text:span> syntax is just a syntax, and not a full-fledged class based implementation of object oriented paradigm, unlike in languages like Java, or Python, or Ruby etc.</text:p>
      <text:p text:style-name="Text_20_body">In ES5, we usually define a <text:span text:style-name="T3">constructor function</text:span>, and use the <text:span text:style-name="Source_20_Text"><text:span text:style-name="T5">new</text:span></text:span> keyword to instantiate an object.</text:p>
      <text:p text:style-name="Quotations">var SpaceShuttle = function(targetPlanet){<text:line-break/>  this.targetPlanet = targetPlanet;<text:line-break/>}<text:line-break/>var zeus = new SpaceShuttle('Jupiter');</text:p>
      <text:p text:style-name="Text_20_body"><text:soft-page-break/>The class syntax simply replaces the constructor function creation:</text:p>
      <text:p text:style-name="P32">class SpaceShuttle {<text:line-break/>  constructor(targetPlanet){<text:line-break/>    this.targetPlanet = targetPlanet;<text:line-break/>  }<text:line-break/>}<text:line-break/>const zeus = new SpaceShuttle('Jupiter');</text:p>
      <text:p text:style-name="Text_20_body">Notice that the <text:span text:style-name="Source_20_Text">class</text:span> keyword declares a new function, and a constructor was added, which would be invoked when <text:span text:style-name="Source_20_Text">new</text:span> is called - to create a new object.</text:p>
      <text:p text:style-name="Horizontal_20_Line"/>
      <text:p text:style-name="Text_20_body">Use <text:span text:style-name="Source_20_Text">class</text:span> keyword and write a proper constructor to create the <text:span text:style-name="Source_20_Text">Vegetable</text:span> class.</text:p>
      <text:p text:style-name="Text_20_body">The <text:span text:style-name="Source_20_Text">Vegetable</text:span> lets you create a vegetable object, with a property <text:span text:style-name="Source_20_Text">name</text:span>, to be passed to constructor.</text:p>
      <text:p text:style-name="P18"><text:span text:style-name="T9">function</text:span> makeClass() {</text:p>
      <text:p text:style-name="P15"><text:span text:style-name="T13">"use strict"</text:span>;</text:p>
      <text:p text:style-name="P16">/* Alter code below this line */</text:p>
      <text:p text:style-name="P15"><text:span text:style-name="T9"><text:tab/></text:span><text:span text:style-name="T11">class</text:span><text:span text:style-name="T3"> Vegetable {</text:span></text:p>
      <text:p text:style-name="P21"><text:span text:style-name="T9"><text:tab/><text:tab/>constructor</text:span>(name){</text:p>
      <text:p text:style-name="P21"><text:span text:style-name="T9"><text:tab/><text:tab/>this</text:span>.name=name;</text:p>
      <text:p text:style-name="P21"><text:tab/><text:tab/>}</text:p>
      <text:p text:style-name="P21"><text:tab/>}</text:p>
      <text:p text:style-name="P16">/* Alter code above this line */</text:p>
      <text:p text:style-name="P15"><text:span text:style-name="T9">return</text:span> Vegetable;</text:p>
      <text:p text:style-name="P15">}</text:p>
      <text:p text:style-name="P15"><text:span text:style-name="T9">const</text:span> Vegetable = makeClass();</text:p>
      <text:p text:style-name="P15"><text:span text:style-name="T9">const</text:span> carrot = <text:span text:style-name="T9">new</text:span> Vegetable(<text:span text:style-name="T13">'carrot'</text:span>);</text:p>
      <text:p text:style-name="P15">console.log(carrot.name); <text:span text:style-name="T16">// =&gt; should be 'carrot'</text:span></text:p>
      <text:p text:style-name="P9"/>
      <text:p text:style-name="P9"/>
      <text:h text:style-name="P6" text:outline-level="2"><text:bookmark-start text:name="__RefHeading___Toc733_3759177833"/>Use getters and setters to Control Access to an Object<text:bookmark-end text:name="__RefHeading___Toc733_3759177833"/></text:h>
      <text:p text:style-name="Text_20_body">You can obtain values from an object, and set a value of a property within an object.</text:p>
      <text:p text:style-name="Text_20_body">These are classically called <text:span text:style-name="Definition">getters</text:span> and <text:span text:style-name="Definition">setters</text:span>.</text:p>
      <text:p text:style-name="Text_20_body">Getter functions are meant to simply return (get) the value of an object's private variable to the user without the user directly accessing the private variable.</text:p>
      <text:p text:style-name="Text_20_body">Setter functions are meant to modify (set) the value of an object's private variable based on the value passed into the setter function. This change could involve calculations, or even overwriting the previous value completely.</text:p>
      <text:p text:style-name="Quotations">class Book {<text:line-break/>  constructor(author) {<text:line-break/><text:soft-page-break/>    this._author = author;<text:line-break/>  }<text:line-break/>  // getter<text:line-break/>  get writer(){<text:line-break/>    return this._author;<text:line-break/>  }<text:line-break/>  // setter<text:line-break/>  set writer(updatedAuthor){<text:line-break/>    this._author = updatedAuthor;<text:line-break/>  }<text:line-break/>}<text:line-break/>const lol = new Book('anonymous');<text:line-break/>console.log(lol.writer);  // anonymous<text:line-break/>lol.writer = 'wut';<text:line-break/>console.log(lol.writer);  // wut</text:p>
      <text:p text:style-name="Text_20_body">Notice the syntax we are using to invoke the getter and setter - as if they are not even functions.</text:p>
      <text:p text:style-name="Text_20_body">Getters and setters are important, because they hide internal implementation details.</text:p>
      <text:p text:style-name="Horizontal_20_Line"/>
      <text:p text:style-name="Text_20_body">Use <text:span text:style-name="Source_20_Text">class</text:span> keyword to create a Thermostat class. The constructor accepts Fahrenheit temperature.</text:p>
      <text:p text:style-name="Text_20_body">Now create <text:span text:style-name="Source_20_Text">getter</text:span> and <text:span text:style-name="Source_20_Text">setter</text:span> in the class, to obtain the temperature in Celsius scale.</text:p>
      <text:p text:style-name="Text_20_body">Remember that <text:span text:style-name="Source_20_Text">C = 5/9 * (F - 32)</text:span> and <text:span text:style-name="Source_20_Text">F = C * 9.0 / 5 + 32</text:span>, where F is the value of temperature in Fahrenheit scale, and C is the value of the same temperature in Celsius scale</text:p>
      <text:p text:style-name="Text_20_body">Note</text:p>
      <text:p text:style-name="Text_20_body">When you implement this, you would be tracking the temperature inside the class in one scale - either Fahrenheit or Celsius.</text:p>
      <text:p text:style-name="Text_20_body">This is the power of getter or setter - you are creating an API for another user, who would get the correct result, no matter which one you track.</text:p>
      <text:p text:style-name="Text_20_body">In other words, you are abstracting implementation details from the consumer.</text:p>
      <text:p text:style-name="P29">function makeClass() {</text:p>
      <text:p text:style-name="P29"><text:s text:c="2"/>"use strict";</text:p>
      <text:p text:style-name="P29"><text:s text:c="2"/>/* Alter code below this line */</text:p>
      <text:p text:style-name="P29"><text:s text:c="2"/><text:span text:style-name="T5">class Thermostat{</text:span></text:p>
      <text:p text:style-name="P26"><text:s text:c="4"/>constructor(farenheit){</text:p>
      <text:p text:style-name="P26"><text:s text:c="6"/>this.farenheit = farenheit;</text:p>
      <text:p text:style-name="P26"><text:s text:c="4"/>}</text:p>
      <text:p text:style-name="P26"><text:s text:c="4"/>get temperature(){</text:p>
      <text:p text:style-name="P26"><text:s text:c="6"/>return 5 / 9 * (this.farenheit - 32);</text:p>
      <text:p text:style-name="P26"><text:s text:c="4"/>}</text:p>
      <text:p text:style-name="P26"><text:s text:c="4"/>set temperature(celsius){</text:p>
      <text:p text:style-name="P26"><text:soft-page-break/><text:s text:c="6"/>this.farenheit = celsius * 9.0 / 5 + 32;</text:p>
      <text:p text:style-name="P26"><text:s text:c="4"/>}</text:p>
      <text:p text:style-name="P26"><text:s text:c="2"/>}</text:p>
      <text:p text:style-name="P29"><text:s text:c="2"/>/* Alter code above this line */</text:p>
      <text:p text:style-name="P29"><text:s text:c="2"/>return Thermostat;</text:p>
      <text:p text:style-name="P29">}</text:p>
      <text:p text:style-name="P29">const Thermostat = makeClass();</text:p>
      <text:p text:style-name="P29">const thermos = new Thermostat(76); // setting in Fahrenheit scale</text:p>
      <text:p text:style-name="P29">let temp = thermos.temperature; // 24.44 in C</text:p>
      <text:p text:style-name="P29">thermos.temperature = 26;</text:p>
      <text:p text:style-name="P29">temp = thermos.temperature; // 26 in C</text:p>
      <text:p text:style-name="P9"/>
      <text:h text:style-name="P6" text:outline-level="2"><text:bookmark-start text:name="__RefHeading___Toc735_3759177833"/>Understand the Differences Between import and require<text:bookmark-end text:name="__RefHeading___Toc735_3759177833"/></text:h>
      <text:p text:style-name="Text_20_body">In the past, the function <text:span text:style-name="Source_20_Text">require()</text:span> would be used to import the functions and code in external files and modules. While handy, this presents a problem: some files and modules are rather large, and you may only need certain code from those external resources.</text:p>
      <text:p text:style-name="Text_20_body">ES6 gives us a very handy tool known as <text:span text:style-name="Definition">import</text:span>. With it, we can choose which parts of a module or file to load into a given file, saving time and memory.</text:p>
      <text:p text:style-name="Text_20_body">Consider the following example. Imagine that <text:span text:style-name="Source_20_Text">math_array_functions</text:span> has about 20 functions, but I only need one, <text:span text:style-name="Source_20_Text">countItems</text:span>, in my current file. The old <text:span text:style-name="Source_20_Text">require()</text:span> approach would force me to bring in all 20 functions. With this new <text:span text:style-name="Source_20_Text">import</text:span> syntax, I can bring in just the desired function, like so:</text:p>
      <text:p text:style-name="Quotations">import { countItems } from "math_array_functions"</text:p>
      <text:p text:style-name="Text_20_body">A description of the above code:</text:p>
      <text:p text:style-name="Quotations">import { function } from "file_path_goes_here"<text:line-break/>// We can also import variables the same way!</text:p>
      <text:p text:style-name="Text_20_body">There are a few ways to write an <text:span text:style-name="Source_20_Text">import</text:span> statement, but the above is a very common use-case.</text:p>
      <text:p text:style-name="Text_20_body"><text:span text:style-name="Strong_20_Emphasis">Note</text:span><text:line-break/>The whitespace surrounding the function inside the curly braces is a best practice - it makes it easier to read the <text:span text:style-name="Source_20_Text">import</text:span> statement.</text:p>
      <text:p text:style-name="Text_20_body"><text:span text:style-name="Strong_20_Emphasis">Note</text:span><text:line-break/>The lessons in this section handle non-browser features. <text:span text:style-name="Source_20_Text">import</text:span>, and the statements we introduce in the rest of these lessons, won't work on a browser directly. However, we can use various tools to create code out of this to make it work in browser.</text:p>
      <text:p text:style-name="Text_20_body"><text:span text:style-name="Strong_20_Emphasis">Note</text:span><text:line-break/>In most cases, the file path requires a <text:span text:style-name="Source_20_Text"><text:span text:style-name="T3">./</text:span></text:span><text:span text:style-name="T3"> </text:span>before it; otherwise, node will look in the <text:span text:style-name="Source_20_Text">node_modules</text:span> directory first trying to load it as a dependency.</text:p>
      <text:p text:style-name="Horizontal_20_Line"><text:soft-page-break/></text:p>
      <text:p text:style-name="Text_20_body">Add the appropriate <text:span text:style-name="Source_20_Text">import</text:span> statement that will allow the current file to use the <text:span text:style-name="Source_20_Text">capitalizeString</text:span> function. The file where this function lives is called <text:span text:style-name="Source_20_Text">"string_functions"</text:span>, and it is in the same directory as the current file.</text:p>
      <text:p text:style-name="P18"><text:span text:style-name="T13">"use strict"</text:span>;</text:p>
      <text:p text:style-name="P15">capitalizeString(<text:span text:style-name="T13">"hello!"</text:span>);</text:p>
      <text:p text:style-name="P15"><text:span text:style-name="T11">import</text:span><text:span text:style-name="T3"> {capitalizeString} </text:span><text:span text:style-name="T11">from</text:span><text:span text:style-name="T3"> </text:span><text:span text:style-name="T15">"string_functions"</text:span> </text:p>
      <text:p text:style-name="P9"/>
      <text:p text:style-name="P9"/>
      <text:p text:style-name="P9"/>
      <text:h text:style-name="P6" text:outline-level="2"><text:bookmark-start text:name="__RefHeading___Toc737_3759177833"/>Use export to Reuse a Code Block<text:bookmark-end text:name="__RefHeading___Toc737_3759177833"/></text:h>
      <text:p text:style-name="Text_20_body">In the previous challenge, you learned about <text:span text:style-name="Source_20_Text">import</text:span> and how it can be leveraged to import small amounts of code from large files. In order for this to work, though, we must utilize one of the statements that goes with <text:span text:style-name="Source_20_Text">import</text:span>, known as <text:span text:style-name="Definition">export</text:span>. When we want some code - a function, or a variable - to be usable in another file, we must export it in order to import it into another file. Like <text:span text:style-name="Source_20_Text">import</text:span>, <text:span text:style-name="Source_20_Text">export</text:span> is a non-browser feature.</text:p>
      <text:p text:style-name="Text_20_body">The following is what we refer to as a <text:span text:style-name="Definition">named export</text:span>. With this, we can import any code we export into another file with the <text:span text:style-name="Source_20_Text">import</text:span> syntax you learned in the last lesson. Here's an example:</text:p>
      <text:p text:style-name="Quotations">const capitalizeString = (string) =&gt; {<text:line-break/>  return string.charAt(0).toUpperCase() + string.slice(1);<text:line-break/>}<text:line-break/><text:span text:style-name="T5">export { capitalizeString }</text:span> //How to export functions.<text:line-break/><text:span text:style-name="T5">export const foo = "bar";</text:span> //How to export variables.</text:p>
      <text:p text:style-name="Text_20_body">Alternatively, if you would like to compact all your <text:span text:style-name="Source_20_Text">export</text:span> statements into one line, you can take this approach:</text:p>
      <text:p text:style-name="Quotations">const capitalizeString = (string) =&gt; {<text:line-break/>  return string.charAt(0).toUpperCase() + string.slice(1);<text:line-break/>}<text:line-break/>const foo = "bar";<text:line-break/><text:span text:style-name="T5">export { capitalizeString, foo }</text:span></text:p>
      <text:p text:style-name="Text_20_body">Either approach is perfectly acceptable.</text:p>
      <text:p text:style-name="Horizontal_20_Line"/>
      <text:p text:style-name="Text_20_body">Below are two variables that I want to make available for other files to use. Utilizing the first way I demonstrated <text:span text:style-name="Source_20_Text">export</text:span>, export the two variables.</text:p>
      <text:p text:style-name="P18"><text:span text:style-name="T13">"use strict"</text:span>;</text:p>
      <text:p text:style-name="P15"><text:span text:style-name="T9">export</text:span> <text:span text:style-name="T9">const</text:span> foo = <text:span text:style-name="T13">"bar"</text:span>;</text:p>
      <text:p text:style-name="P15"><text:span text:style-name="T9">export</text:span> <text:span text:style-name="T9">const</text:span> bar = <text:span text:style-name="T13">"foo"</text:span>;</text:p>
      <text:p text:style-name="P15"><text:soft-page-break/></text:p>
      <text:p text:style-name="P9"/>
      <text:p text:style-name="P9"/>
      <text:h text:style-name="P6" text:outline-level="2"><text:bookmark-start text:name="__RefHeading___Toc739_3759177833"/>Use * to Import Everything from a File<text:bookmark-end text:name="__RefHeading___Toc739_3759177833"/></text:h>
      <text:p text:style-name="Text_20_body">Suppose you have a file that you wish to import all of its contents into the current file. This can be done with the <text:span text:style-name="Definition">import *</text:span> syntax.</text:p>
      <text:p text:style-name="Text_20_body">Here's an example where the contents of a file named <text:span text:style-name="Source_20_Text">"math_functions"</text:span> are imported into a file in the same directory:</text:p>
      <text:p text:style-name="Quotations">import * as myMathModule from "math_functions";<text:line-break/>myMathModule.add(2,3);<text:line-break/>myMathModule.subtract(5,3);</text:p>
      <text:p text:style-name="Text_20_body">And breaking down that code:</text:p>
      <text:p text:style-name="Quotations">import * as object_with_name_of_your_choice from "file_path_goes_here"<text:line-break/>object_with_name_of_your_choice.imported_function</text:p>
      <text:p text:style-name="Text_20_body">You may use any name following the <text:span text:style-name="Source_20_Text">import * as </text:span>portion of the statement. In order to utilize this method, it requires an object that receives the imported values. From here, you will use the dot notation to call your imported values.</text:p>
      <text:p text:style-name="Horizontal_20_Line"/>
      <text:p text:style-name="Text_20_body">The code below requires the contents of a file, <text:span text:style-name="Source_20_Text">"capitalize_strings"</text:span>, found in the same directory as it, imported. Add the appropriate <text:span text:style-name="Source_20_Text">import *</text:span> statement to the top of the file, using the object provided.</text:p>
      <text:p text:style-name="P18"><text:span text:style-name="T13">"use strict"</text:span>;</text:p>
      <text:p text:style-name="P21"><text:span text:style-name="T9">import</text:span> * <text:span text:style-name="T9">as</text:span> cs <text:span text:style-name="T9">from</text:span> <text:span text:style-name="T13">"capitalize_strings"</text:span>;</text:p>
      <text:p text:style-name="P9"/>
      <text:p text:style-name="P9"/>
      <text:h text:style-name="P6" text:outline-level="2"><text:bookmark-start text:name="__RefHeading___Toc741_3759177833"/>Create an Export Fallback with export default<text:bookmark-end text:name="__RefHeading___Toc741_3759177833"/></text:h>
      <text:p text:style-name="Text_20_body">In the <text:span text:style-name="Source_20_Text">export</text:span> lesson, you learned about the syntax referred to as a <text:span text:style-name="Definition">named export</text:span>. This allowed you to make multiple functions and variables available for use in other files.</text:p>
      <text:p text:style-name="Text_20_body">There is another <text:span text:style-name="Source_20_Text">export</text:span> syntax you need to know, known as <text:span text:style-name="Definition">export default</text:span>. Usually you will use this syntax if only one value is being exported from a file. It is also used to create a fallback value for a file or module.</text:p>
      <text:p text:style-name="Text_20_body">Here is a quick example of <text:span text:style-name="Source_20_Text">export default</text:span>:</text:p>
      <text:p text:style-name="Quotations">export default function add(x,y) {<text:line-break/>  return x + y;<text:line-break/>}</text:p>
      <text:p text:style-name="Text_20_body"><text:soft-page-break/>Note: Since <text:span text:style-name="Source_20_Text">export default</text:span> is used to declare a fallback value for a module or file, you can only have one value be a default export in each module or file. Additionally, you <text:span text:style-name="T2">cannot use </text:span><text:span text:style-name="Source_20_Text"><text:span text:style-name="T2">export default</text:span></text:span><text:span text:style-name="T2"> with </text:span><text:span text:style-name="Source_20_Text"><text:span text:style-name="T2">var</text:span></text:span><text:span text:style-name="T2">, </text:span><text:span text:style-name="Source_20_Text"><text:span text:style-name="T2">let</text:span></text:span><text:span text:style-name="T2">, or </text:span><text:span text:style-name="Source_20_Text"><text:span text:style-name="T2">const</text:span></text:span></text:p>
      <text:p text:style-name="Horizontal_20_Line"/>
      <text:p text:style-name="Text_20_body">The following function should be the fallback value for the module. Please add the necessary code to do so.</text:p>
      <text:p text:style-name="P18"><text:span text:style-name="T13">"use strict"</text:span>;</text:p>
      <text:p text:style-name="P15"><text:span text:style-name="T11">export</text:span><text:span text:style-name="T3"> </text:span><text:span text:style-name="T11">default</text:span><text:span text:style-name="T3"> </text:span><text:span text:style-name="T9">function</text:span> subtract(x,y) {<text:span text:style-name="T9">return</text:span> x - y;}</text:p>
      <text:p text:style-name="P9"/>
      <text:p text:style-name="P9"/>
      <text:h text:style-name="P6" text:outline-level="2"><text:bookmark-start text:name="__RefHeading___Toc743_3759177833"/>Import a Default Export<text:bookmark-end text:name="__RefHeading___Toc743_3759177833"/></text:h>
      <text:p text:style-name="Text_20_body">In the last challenge, you learned about <text:span text:style-name="Source_20_Text">export default</text:span> and its uses. It is important to note that, to import a default export, you need to use a different <text:span text:style-name="Source_20_Text">import</text:span> syntax.</text:p>
      <text:p text:style-name="Text_20_body">In the following example, we have a function, <text:span text:style-name="Source_20_Text">add</text:span>, that is the default export of a file, <text:span text:style-name="Source_20_Text">"math_functions"</text:span>. Here is how to import it:</text:p>
      <text:p text:style-name="Quotations">import add from "math_functions";<text:line-break/>add(5,4); //Will return 9</text:p>
      <text:p text:style-name="Text_20_body">The syntax differs in one key place - the imported value, <text:span text:style-name="Source_20_Text">add</text:span>, is not surrounded by curly braces, <text:span text:style-name="Source_20_Text">{}</text:span>. Unlike exported values, the primary method of importing a default export is to simply write the value's name after <text:span text:style-name="Source_20_Text">import</text:span>.</text:p>
      <text:p text:style-name="Horizontal_20_Line"/>
      <text:p text:style-name="Text_20_body">In the following code, please import the default export, <text:span text:style-name="Source_20_Text">subtract</text:span>, from the file <text:span text:style-name="Source_20_Text">"math_functions"</text:span>, found in the same directory as this file.</text:p>
      <text:p text:style-name="P18"><text:span text:style-name="T13">"use strict"</text:span>;</text:p>
      <text:p text:style-name="P21"><text:span text:style-name="T9">import</text:span> subtract <text:span text:style-name="T9">from</text:span> <text:span text:style-name="T13">"math_functions"</text:span>;</text:p>
      <text:p text:style-name="P15">subtract(<text:span text:style-name="T12">7</text:span>,<text:span text:style-name="T12">4</text:span>);</text:p>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Numbering_20_Symbols" style:display-name="Numbering Symbols" style:family="text"/>
    <style:style style:name="Index_20_Link" style:display-name="Index Link" style:family="text"/>
    <style:style style:name="q"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1576510" officeooo:paragraph-rsid="0157651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01:38:36.338311689</meta:creation-date>
    <dc:date>2019-05-06T01:19:09.434447061</dc:date>
    <meta:editing-duration>P3DT9H54M18S</meta:editing-duration>
    <meta:editing-cycles>527</meta:editing-cycles>
    <meta:generator>LibreOffice/6.0.7.3$Linux_X86_64 LibreOffice_project/00m0$Build-3</meta:generator>
    <meta:document-statistic meta:table-count="0" meta:image-count="0" meta:object-count="0" meta:page-count="23" meta:paragraph-count="386" meta:word-count="5939" meta:character-count="34980" meta:non-whitespace-character-count="29206"/>
  </office:meta>
</office:document-meta>
</file>